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color="#6666ff"/>
    </style:style>
    <style:style style:name="P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10"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1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paragraph-rsid="0017e088"/>
    </style:style>
    <style:style style:name="P1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style:style>
    <style:style style:name="P1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paragraph-rsid="0019a696"/>
    </style:style>
    <style:style style:name="P1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9a696" officeooo:paragraph-rsid="0019a696"/>
    </style:style>
    <style:style style:name="P1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9a696" officeooo:paragraph-rsid="001b0b19"/>
    </style:style>
    <style:style style:name="P1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9a696" officeooo:paragraph-rsid="001c6e38"/>
    </style:style>
    <style:style style:name="P1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a80a5" officeooo:paragraph-rsid="001a80a5"/>
    </style:style>
    <style:style style:name="P1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style:style>
    <style:style style:name="P2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fo:font-style="italic" style:font-style-asian="italic" style:font-style-complex="italic"/>
    </style:style>
    <style:style style:name="P2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style:style>
    <style:style style:name="P2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ff6600"/>
    </style:style>
    <style:style style:name="P2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ff6600" fo:language="ru" fo:country="RU"/>
    </style:style>
    <style:style style:name="P2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ff6600" fo:language="ru" fo:country="RU" officeooo:rsid="0019a696" officeooo:paragraph-rsid="001a80a5"/>
    </style:style>
    <style:style style:name="P2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style:style>
    <style:style style:name="P2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paragraph-rsid="0015e0d4"/>
    </style:style>
    <style:style style:name="P27" style:family="paragraph" style:parent-style-name="Text_20_body">
      <style:text-properties fo:language="ru" fo:country="RU"/>
    </style:style>
    <style:style style:name="P28" style:family="paragraph" style:parent-style-name="Text_20_body">
      <style:paragraph-properties fo:text-align="justify" style:justify-single-word="false"/>
      <style:text-properties fo:language="ru" fo:country="RU"/>
    </style:style>
    <style:style style:name="P29" style:family="paragraph" style:parent-style-name="Text_20_body">
      <style:paragraph-properties fo:text-align="justify" style:justify-single-word="false"/>
    </style:style>
    <style:style style:name="P30" style:family="paragraph" style:parent-style-name="Text_20_body">
      <style:paragraph-properties fo:margin-top="0cm" fo:margin-bottom="0.212cm" style:contextual-spacing="false" fo:text-align="justify" style:justify-single-word="false"/>
      <style:text-properties fo:language="ru" fo:country="RU"/>
    </style:style>
    <style:style style:name="P31" style:family="paragraph" style:parent-style-name="Text_20_body">
      <style:paragraph-properties fo:margin-top="0cm" fo:margin-bottom="0.212cm" style:contextual-spacing="false" fo:text-align="justify" style:justify-single-word="false"/>
      <style:text-properties fo:language="en" fo:country="US"/>
    </style:style>
    <style:style style:name="P32" style:family="paragraph" style:parent-style-name="Text_20_body">
      <style:paragraph-properties fo:margin-top="0cm" fo:margin-bottom="0.212cm" style:contextual-spacing="false" fo:text-align="justify" style:justify-single-word="false"/>
      <style:text-properties style:use-window-font-color="true" fo:language="ru" fo:country="RU"/>
    </style:style>
    <style:style style:name="P33" style:family="paragraph" style:parent-style-name="Text_20_body">
      <style:paragraph-properties fo:margin-top="0cm" fo:margin-bottom="0.212cm" style:contextual-spacing="false" fo:text-align="justify" style:justify-single-word="false"/>
      <style:text-properties style:use-window-font-color="true" fo:language="ru" fo:country="RU" officeooo:rsid="0013f2fd" officeooo:paragraph-rsid="0013f2fd"/>
    </style:style>
    <style:style style:name="P34"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style:style>
    <style:style style:name="P35" style:family="paragraph" style:parent-style-name="First_20_line_20_indent">
      <style:text-properties fo:language="ru" fo:country="RU"/>
    </style:style>
    <style:style style:name="P36" style:family="paragraph" style:parent-style-name="First_20_line_20_indent">
      <style:text-properties fo:font-size="15pt" fo:language="ru" fo:country="RU" style:font-size-asian="15pt" style:font-size-complex="15pt"/>
    </style:style>
    <style:style style:name="P37" style:family="paragraph" style:parent-style-name="First_20_line_20_indent">
      <style:paragraph-properties fo:margin-left="0cm" fo:margin-right="0cm" fo:text-indent="0cm" style:auto-text-indent="false"/>
      <style:text-properties fo:language="ru" fo:country="RU"/>
    </style:style>
    <style:style style:name="P38" style:family="paragraph" style:parent-style-name="Text_20_body">
      <style:paragraph-properties fo:margin-left="0cm" fo:margin-right="0cm" fo:margin-top="0cm" fo:margin-bottom="0.212cm" style:contextual-spacing="false" fo:text-align="justify" style:justify-single-word="false" fo:text-indent="0cm" style:auto-text-indent="false"/>
    </style:style>
    <style:style style:name="P3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style:style>
    <style:style style:name="P40"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style:style>
    <style:style style:name="P4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style:style>
    <style:style style:name="P4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style:style>
    <style:style style:name="P4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style:style>
    <style:style style:name="P44"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style:style>
    <style:style style:name="P45" style:family="paragraph" style:parent-style-name="Text_20_body">
      <style:paragraph-properties fo:margin-left="0cm" fo:margin-right="0cm" fo:text-align="justify" style:justify-single-word="false" fo:text-indent="0cm" style:auto-text-indent="false"/>
    </style:style>
    <style:style style:name="P46"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cm" style:auto-text-indent="false"/>
      <style:text-properties fo:language="en" fo:country="US"/>
    </style:style>
    <style:style style:name="P48" style:family="paragraph" style:parent-style-name="Text_20_body">
      <style:paragraph-properties fo:margin-left="0cm" fo:margin-right="0cm" fo:text-align="center" style:justify-single-word="false" fo:text-indent="0cm" style:auto-text-indent="false"/>
    </style:style>
    <style:style style:name="P49" style:family="paragraph" style:parent-style-name="Heading_20_1">
      <style:paragraph-properties fo:margin-left="0cm" fo:margin-right="0cm" fo:text-align="center" style:justify-single-word="false" fo:text-indent="0.499cm" style:auto-text-indent="false"/>
    </style:style>
    <style:style style:name="P50" style:family="paragraph" style:parent-style-name="Heading_20_2">
      <style:text-properties fo:language="ru" fo:country="RU"/>
    </style:style>
    <style:style style:name="P51" style:family="paragraph" style:parent-style-name="Heading_20_2">
      <style:paragraph-properties fo:margin-left="0cm" fo:margin-right="0cm" fo:text-indent="0.499cm" style:auto-text-indent="false"/>
    </style:style>
    <style:style style:name="P52" style:family="paragraph" style:parent-style-name="First_20_line_20_indent" style:list-style-name="L17">
      <style:text-properties fo:language="ru" fo:country="RU"/>
    </style:style>
    <style:style style:name="P53" style:family="paragraph" style:parent-style-name="First_20_line_20_indent" style:list-style-name="L18">
      <style:text-properties fo:language="ru" fo:country="RU"/>
    </style:style>
    <style:style style:name="P54" style:family="paragraph" style:parent-style-name="First_20_line_20_indent" style:list-style-name="L18">
      <style:paragraph-properties fo:margin-left="0cm" fo:margin-right="0cm" fo:text-indent="0cm" style:auto-text-indent="false"/>
      <style:text-properties fo:language="ru" fo:country="RU"/>
    </style:style>
    <style:style style:name="P55" style:family="paragraph" style:parent-style-name="Text_20_body" style:list-style-name="L1">
      <style:paragraph-properties fo:text-align="justify" style:justify-single-word="false"/>
    </style:style>
    <style:style style:name="P56" style:family="paragraph" style:parent-style-name="Text_20_body" style:list-style-name="L1">
      <style:paragraph-properties fo:text-align="justify" style:justify-single-word="false"/>
      <style:text-properties fo:language="ru" fo:country="RU"/>
    </style:style>
    <style:style style:name="P57" style:family="paragraph" style:parent-style-name="Text_20_body" style:list-style-name="L2">
      <style:paragraph-properties fo:text-align="justify" style:justify-single-word="false"/>
      <style:text-properties fo:language="ru" fo:country="RU"/>
    </style:style>
    <style:style style:name="P58" style:family="paragraph" style:parent-style-name="Text_20_body" style:list-style-name="L9">
      <style:paragraph-properties fo:text-align="justify" style:justify-single-word="false"/>
      <style:text-properties fo:language="ru" fo:country="RU"/>
    </style:style>
    <style:style style:name="P59" style:family="paragraph" style:parent-style-name="Text_20_body" style:list-style-name="L10">
      <style:paragraph-properties fo:text-align="justify" style:justify-single-word="false"/>
      <style:text-properties fo:language="ru" fo:country="RU"/>
    </style:style>
    <style:style style:name="P60" style:family="paragraph" style:parent-style-name="Text_20_body" style:list-style-name="L11">
      <style:paragraph-properties fo:text-align="justify" style:justify-single-word="false"/>
      <style:text-properties fo:language="ru" fo:country="RU"/>
    </style:style>
    <style:style style:name="P61" style:family="paragraph" style:parent-style-name="Text_20_body" style:list-style-name="L3">
      <style:text-properties fo:language="ru" fo:country="RU"/>
    </style:style>
    <style:style style:name="P62" style:family="paragraph" style:parent-style-name="Text_20_body" style:list-style-name="L7">
      <style:text-properties fo:language="ru" fo:country="RU"/>
    </style:style>
    <style:style style:name="P63" style:family="paragraph" style:parent-style-name="Text_20_body" style:list-style-name="L8">
      <style:text-properties fo:language="ru" fo:country="RU"/>
    </style:style>
    <style:style style:name="P64"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65" style:family="paragraph" style:parent-style-name="Text_20_body" style:list-style-name="L4">
      <style:paragraph-properties fo:margin-left="0cm" fo:margin-right="0cm" fo:margin-top="0cm" fo:margin-bottom="0.212cm" style:contextual-spacing="false" fo:text-align="justify" style:justify-single-word="false" fo:text-indent="0.499cm" style:auto-text-indent="false"/>
    </style:style>
    <style:style style:name="P66" style:family="paragraph" style:parent-style-name="Text_20_body" style:list-style-name="L5">
      <style:paragraph-properties fo:margin-left="0cm" fo:margin-right="0cm" fo:margin-top="0cm" fo:margin-bottom="0.212cm" style:contextual-spacing="false" fo:text-align="justify" style:justify-single-word="false" fo:text-indent="0.499cm" style:auto-text-indent="false"/>
    </style:style>
    <style:style style:name="P67"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style>
    <style:style style:name="P6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69" style:family="paragraph" style:parent-style-name="Text_20_body" style:list-style-name="L6">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70" style:family="paragraph" style:parent-style-name="Text_20_body" style:list-style-name="L12">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7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7e088" officeooo:paragraph-rsid="0017e088"/>
    </style:style>
    <style:style style:name="P7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a80a5" officeooo:paragraph-rsid="001e5b2b"/>
    </style:style>
    <style:style style:name="P7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e5b2b" officeooo:paragraph-rsid="001e5b2b"/>
    </style:style>
    <style:style style:name="P7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9a696" officeooo:paragraph-rsid="001feed2"/>
    </style:style>
    <style:style style:name="P7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9a696" officeooo:paragraph-rsid="001c6e38"/>
    </style:style>
    <style:style style:name="P7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20a18e" officeooo:paragraph-rsid="0020a18e"/>
    </style:style>
    <style:style style:name="P7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15e0d4" officeooo:paragraph-rsid="0015e0d4"/>
    </style:style>
    <style:style style:name="P78"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19a696" officeooo:paragraph-rsid="0019a696"/>
    </style:style>
    <style:style style:name="P79"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1a80a5" officeooo:paragraph-rsid="001a80a5"/>
    </style:style>
    <style:style style:name="P8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1381cf" officeooo:paragraph-rsid="0015e0d4"/>
    </style:style>
    <style:style style:name="P8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20a18e" officeooo:paragraph-rsid="00220b11"/>
    </style:style>
    <style:style style:name="P8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220b11" officeooo:paragraph-rsid="00220b11"/>
    </style:style>
    <style:style style:name="P8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2534f3" officeooo:paragraph-rsid="002534f3"/>
    </style:style>
    <style:style style:name="P8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style:use-window-font-color="true" fo:language="ru" fo:country="RU" officeooo:rsid="0025cfb8" officeooo:paragraph-rsid="0025cfb8"/>
    </style:style>
    <style:style style:name="P85" style:family="paragraph" style:parent-style-name="Text_20_body" style:list-style-name="L13">
      <style:paragraph-properties fo:margin-top="0cm" fo:margin-bottom="0.212cm" style:contextual-spacing="false" fo:text-align="justify" style:justify-single-word="false"/>
      <style:text-properties fo:language="ru" fo:country="RU"/>
    </style:style>
    <style:style style:name="P86" style:family="paragraph" style:parent-style-name="Text_20_body" style:list-style-name="L14">
      <style:paragraph-properties fo:margin-top="0cm" fo:margin-bottom="0.212cm" style:contextual-spacing="false" fo:text-align="justify" style:justify-single-word="false"/>
      <style:text-properties fo:language="ru" fo:country="RU"/>
    </style:style>
    <style:style style:name="P87" style:family="paragraph" style:parent-style-name="Text_20_body" style:list-style-name="L15">
      <style:paragraph-properties fo:margin-top="0cm" fo:margin-bottom="0.212cm" style:contextual-spacing="false" fo:text-align="justify" style:justify-single-word="false"/>
      <style:text-properties fo:language="ru" fo:country="RU"/>
    </style:style>
    <style:style style:name="P88" style:family="paragraph" style:parent-style-name="Text_20_body" style:list-style-name="L16">
      <style:paragraph-properties fo:margin-top="0cm" fo:margin-bottom="0.212cm" style:contextual-spacing="false" fo:text-align="justify" style:justify-single-word="false"/>
      <style:text-properties fo:language="ru" fo:country="RU"/>
    </style:style>
    <style:style style:name="P89" style:family="paragraph" style:parent-style-name="Text_20_body" style:list-style-name="L17">
      <style:paragraph-properties fo:margin-top="0cm" fo:margin-bottom="0.212cm" style:contextual-spacing="false" fo:text-align="justify" style:justify-single-word="false"/>
      <style:text-properties fo:language="ru" fo:country="RU"/>
    </style:style>
    <style:style style:name="P90" style:family="paragraph" style:parent-style-name="Text_20_body">
      <style:paragraph-properties fo:margin-top="0cm" fo:margin-bottom="0.212cm" style:contextual-spacing="false" fo:text-align="justify" style:justify-single-word="false"/>
      <style:text-properties style:use-window-font-color="true" fo:language="ru" fo:country="RU" officeooo:rsid="0013f2fd" officeooo:paragraph-rsid="0013f2fd"/>
    </style:style>
    <style:style style:name="P91" style:family="paragraph" style:parent-style-name="Text_20_body">
      <style:paragraph-properties fo:margin-top="0cm" fo:margin-bottom="0.212cm" style:contextual-spacing="false" fo:text-align="justify" style:justify-single-word="false"/>
      <style:text-properties style:use-window-font-color="true" fo:language="ru" fo:country="RU" officeooo:rsid="00266ab7" officeooo:paragraph-rsid="00266ab7"/>
    </style:style>
    <style:style style:name="P92" style:family="paragraph" style:parent-style-name="Text_20_body">
      <style:paragraph-properties fo:margin-top="0cm" fo:margin-bottom="0.212cm" style:contextual-spacing="false" fo:text-align="justify" style:justify-single-word="false"/>
      <style:text-properties style:use-window-font-color="true" fo:language="ru" fo:country="RU" officeooo:rsid="002963e7" officeooo:paragraph-rsid="002963e7"/>
    </style:style>
    <style:style style:name="T1" style:family="text">
      <style:text-properties fo:language="ru" fo:country="RU"/>
    </style:style>
    <style:style style:name="T2" style:family="text">
      <style:text-properties fo:language="ru" fo:country="RU" officeooo:rsid="0017e088"/>
    </style:style>
    <style:style style:name="T3" style:family="text">
      <style:text-properties fo:language="ru" fo:country="RU" officeooo:rsid="0019a696"/>
    </style:style>
    <style:style style:name="T4" style:family="text">
      <style:text-properties fo:language="ru" fo:country="RU" officeooo:rsid="001cee57"/>
    </style:style>
    <style:style style:name="T5" style:family="text">
      <style:text-properties fo:language="ru" fo:country="RU" officeooo:rsid="001e5b2b"/>
    </style:style>
    <style:style style:name="T6" style:family="text">
      <style:text-properties fo:language="ru" fo:country="RU" officeooo:rsid="00266ab7"/>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officeooo:rsid="0017e088"/>
    </style:style>
    <style:style style:name="T10" style:family="text">
      <style:text-properties fo:language="en" fo:country="US" officeooo:rsid="001cee57"/>
    </style:style>
    <style:style style:name="T11" style:family="text">
      <style:text-properties fo:color="#ff3333"/>
    </style:style>
    <style:style style:name="T12" style:family="text">
      <style:text-properties fo:color="#ff3333" fo:language="ru" fo:country="RU"/>
    </style:style>
    <style:style style:name="T13" style:family="text">
      <style:text-properties fo:font-style="italic" style:font-style-asian="italic" style:font-style-complex="italic"/>
    </style:style>
    <style:style style:name="T14" style:family="text">
      <style:text-properties fo:color="#6666ff" fo:language="ru" fo:country="RU"/>
    </style:style>
    <style:style style:name="T15" style:family="text">
      <style:text-properties fo:color="#800000" fo:language="ru" fo:country="RU"/>
    </style:style>
    <style:style style:name="T16" style:family="text">
      <style:text-properties fo:color="#800000" fo:language="ru" fo:country="RU" officeooo:rsid="0017e088"/>
    </style:style>
    <style:style style:name="T17" style:family="text">
      <style:text-properties fo:color="#ff6600"/>
    </style:style>
    <style:style style:name="T18" style:family="text">
      <style:text-properties fo:color="#ff6600" fo:language="ru" fo:country="RU"/>
    </style:style>
    <style:style style:name="T19" style:family="text">
      <style:text-properties fo:color="#ff6600" fo:language="ru" fo:country="RU" fo:font-style="normal" style:font-style-asian="normal" style:font-style-complex="normal"/>
    </style:style>
    <style:style style:name="T20" style:family="text">
      <style:text-properties fo:font-weight="bold" style:font-weight-asian="bold" style:font-weight-complex="bold"/>
    </style:style>
    <style:style style:name="T21" style:family="text">
      <style:text-properties style:use-window-font-color="true"/>
    </style:style>
    <style:style style:name="T22" style:family="text">
      <style:text-properties style:use-window-font-color="true" officeooo:rsid="001a80a5"/>
    </style:style>
    <style:style style:name="T23" style:family="text">
      <style:text-properties style:use-window-font-color="true" officeooo:rsid="001b0b19"/>
    </style:style>
    <style:style style:name="T24" style:family="text">
      <style:text-properties style:use-window-font-color="true" officeooo:rsid="001c6e38"/>
    </style:style>
    <style:style style:name="T25" style:family="text">
      <style:text-properties style:use-window-font-color="true" officeooo:rsid="001feed2"/>
    </style:style>
    <style:style style:name="T26" style:family="text">
      <style:text-properties style:use-window-font-color="true" officeooo:rsid="0020a18e"/>
    </style:style>
    <style:style style:name="T27" style:family="text">
      <style:text-properties style:use-window-font-color="true" officeooo:rsid="00236fc4"/>
    </style:style>
    <style:style style:name="T28" style:family="text">
      <style:text-properties officeooo:rsid="0015e0d4"/>
    </style:style>
    <style:style style:name="T29" style:family="text">
      <style:text-properties officeooo:rsid="001a80a5"/>
    </style:style>
    <style:style style:name="T30" style:family="text">
      <style:text-properties officeooo:rsid="001e5b2b"/>
    </style:style>
    <style:style style:name="T31" style:family="text">
      <style:text-properties officeooo:rsid="001feed2"/>
    </style:style>
    <style:style style:name="T32" style:family="text">
      <style:text-properties officeooo:rsid="00220b11"/>
    </style:style>
    <style:style style:name="T33" style:family="text">
      <style:text-properties officeooo:rsid="00236fc4"/>
    </style:style>
    <style:style style:name="T34" style:family="text">
      <style:text-properties officeooo:rsid="002534f3"/>
    </style:style>
    <style:style style:name="T35" style:family="text">
      <style:text-properties officeooo:rsid="0025cfb8"/>
    </style:style>
    <style:style style:name="T36" style:family="text">
      <style:text-properties officeooo:rsid="00266ab7"/>
    </style:style>
    <style:style style:name="T37" style:family="text">
      <style:text-properties officeooo:rsid="00278b94"/>
    </style:style>
    <style:style style:name="T38" style:family="text">
      <style:text-properties officeooo:rsid="002963e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http://everypony.ru/fanfik-na-dosuge-iskrenne-tvoya</text:a></text:p>
      <text:p text:style-name="P1"/>
      <text:p text:style-name="P1"><text:a xlink:type="simple" xlink:href="http://everypony.ru/rasskaz-tysyacha-let-v-odinochestve" text:style-name="Internet_20_link">http://everypony.ru/rasskaz-tysyacha-let-v-odinochestve</text:a></text:p>
      <text:p text:style-name="P1"><text:a xlink:type="simple" xlink:href="https://darkpony.ru/vechno-moloda" text:style-name="Internet_20_link">https://darkpony.ru/vechno-moloda</text:a></text:p>
      <text:p text:style-name="P1"><text:a xlink:type="simple" xlink:href="https://darkpony.ru/tvajlajt-sparkl-zavarivaet-chaj/" text:style-name="Internet_20_link">https://darkpony.ru/tvajlajt-sparkl-zavarivaet-chaj/</text:a></text:p>
      <text:p text:style-name="P1"><text:a xlink:type="simple" xlink:href="http://everypony.ru/instrukciya-po-pravilnomu-shippingu" text:style-name="Internet_20_link">http://everypony.ru/instrukciya-po-pravilnomu-shippingu</text:a></text:p>
      <text:p text:style-name="P1"><text:a xlink:type="simple" xlink:href="https://darkpony.ru/pastoralnyj-fanfik-pro-krizalis" text:style-name="Internet_20_link">https://darkpony.ru/pastoralnyj-fanfik-pro-krizalis</text:a></text:p>
      <text:p text:style-name="P1"><text:a xlink:type="simple" xlink:href="http://everypony.ru/kogda-mne-bylo-tridcat" text:style-name="Internet_20_link">http://everypony.ru/kogda-mne-bylo-tridcat</text:a></text:p>
      <text:p text:style-name="P1"><text:a xlink:type="simple" xlink:href="https://darkpony.ru/samoe-zavetnoe-zhelanie/" text:style-name="Internet_20_link">https://darkpony.ru/samoe-zavetnoe-zhelanie/</text:a></text:p>
      <text:p text:style-name="P1"><text:a xlink:type="simple" xlink:href="https://darkpony.ru/rent-a-love" text:style-name="Internet_20_link">https://darkpony.ru/rent-a-love</text:a></text:p>
      <text:p text:style-name="P1"><text:a xlink:type="simple" xlink:href="https://darkpony.ru/rent-a-love-never-ever/" text:style-name="Internet_20_link">https://darkpony.ru/rent-a-love-never-ever/</text:a></text:p>
      <text:p text:style-name="P1"><text:a xlink:type="simple" xlink:href="http://everypony.ru/fanfik-na-dosuge-princessa-selestiya-nenavidit-chaj" text:style-name="Internet_20_link">http://everypony.ru/fanfik-na-dosuge-princessa-selestiya-nenavidit-chaj</text:a></text:p>
      <text:p text:style-name="P1"><text:a xlink:type="simple" xlink:href="https://darkpony.ru/to-chto-ty-ne-xochesh-znat/" text:style-name="Internet_20_link">https://darkpony.ru/to-chto-ty-ne-xochesh-znat/</text:a></text:p>
      <text:p text:style-name="P1"/>
      <text:h text:style-name="Heading_20_3" text:outline-level="3">Похуже</text:h>
      <text:p text:style-name="P1"><text:a xlink:type="simple" xlink:href="http://everypony.ru/rasskaz-zabiraj" text:style-name="Internet_20_link">http://everypony.ru/rasskaz-zabiraj</text:a></text:p>
      <text:p text:style-name="P1"><text:a xlink:type="simple" xlink:href="http://stories.everypony.ru/story/32/download/Selestiya_tozhe_lyubit_maffiny.html.zip" text:style-name="Internet_20_link">http://stories.everypony.ru/story/32/download/Selestiya_tozhe_lyubit_maffiny.html.zip</text:a></text:p>
      <text:p text:style-name="P1"><text:a xlink:type="simple" xlink:href="http://everypony.ru/rasskaz-upavshee-nebo" text:style-name="Internet_20_link">http://everypony.ru/rasskaz-upavshee-nebo</text:a></text:p>
      <text:p text:style-name="P1"><text:a xlink:type="simple" xlink:href="http://everypony.ru/rasskaz-fabrika-radug" text:style-name="Internet_20_link">http://everypony.ru/rasskaz-fabrika-radug</text:a></text:p>
      <text:p text:style-name="P1"><text:a xlink:type="simple" xlink:href="http://everypony.ru/rasskaz-po-tu-storonu-radugi" text:style-name="Internet_20_link">http://everypony.ru/rasskaz-po-tu-storonu-radugi</text:a></text:p>
      <text:p text:style-name="P1"><text:a xlink:type="simple" xlink:href="http://everypony.ru/rasskaz-iz-chego-sostoit-raduga" text:style-name="Internet_20_link">http://everypony.ru/rasskaz-iz-chego-sostoit-raduga</text:a></text:p>
      <text:p text:style-name="P1"><text:a xlink:type="simple" xlink:href="http://everypony.ru/rasskaz-i-krylyami-svoimi-ya-ukroyu-tebya" text:style-name="Internet_20_link">http://everypony.ru/rasskaz-i-krylyami-svoimi-ya-ukroyu-tebya</text:a></text:p>
      <text:p text:style-name="P1"><text:a xlink:type="simple" xlink:href="https://darkpony.ru/ksenofiliya/" text:style-name="Internet_20_link">https://darkpony.ru/ksenofiliya/</text:a></text:p>
      <text:p text:style-name="P1"><text:a xlink:type="simple" xlink:href="https://darkpony.ru/xudozhnik-v-ekvestrii-dobavlena-sedmaya-glava/" text:style-name="Internet_20_link">https://darkpony.ru/xudozhnik-v-ekvestrii-dobavlena-sedmaya-glava/</text:a></text:p>
      <text:p text:style-name="P1"><text:a xlink:type="simple" xlink:href="https://darkpony.ru/ulybka-aktrisy/" text:style-name="Internet_20_link">https://darkpony.ru/ulybka-aktrisy/</text:a></text:p>
      <text:p text:style-name="P1"><text:a xlink:type="simple" xlink:href="https://darkpony.ru/liniya-gorizonta/" text:style-name="Internet_20_link">https://darkpony.ru/liniya-gorizonta/</text:a></text:p>
      <text:p text:style-name="P1"><text:soft-page-break/><text:a xlink:type="simple" xlink:href="http://everypony.ru/rasskaz-svet-vo-tme" text:style-name="Internet_20_link">http://everypony.ru/rasskaz-svet-vo-tme</text:a></text:p>
      <text:p text:style-name="P1"><text:a xlink:type="simple" xlink:href="http://everypony.ru/rasskaz-apollon" text:style-name="Internet_20_link">http://everypony.ru/rasskaz-apollon</text:a></text:p>
      <text:p text:style-name="P1"><text:a xlink:type="simple" xlink:href="http://everypony.ru/rasskaz-ponifikaciya-stroptivyx" text:style-name="Internet_20_link">http://everypony.ru/rasskaz-ponifikaciya-stroptivyx</text:a></text:p>
      <text:p text:style-name="P1"><text:a xlink:type="simple" xlink:href="http://everypony.ru/ponytopia" text:style-name="Internet_20_link">http://everypony.ru/ponytopia</text:a></text:p>
      <text:p text:style-name="P1"><text:a xlink:type="simple" xlink:href="http://everypony.ru/rasskaz-maxovik-apokalipsisa" text:style-name="Internet_20_link">http://everypony.ru/rasskaz-maxovik-apokalipsisa</text:a></text:p>
      <text:p text:style-name="P1"><text:a xlink:type="simple" xlink:href="https://darkpony.ru/keksiki-cupcakes/" text:style-name="Internet_20_link">https://darkpony.ru/keksiki-cupcakes/</text:a></text:p>
      <text:p text:style-name="P1"><text:a xlink:type="simple" xlink:href="https://darkpony.ru/keksiki-reabilitaciya/" text:style-name="Internet_20_link">https://darkpony.ru/keksiki-reabilitaciya/</text:a></text:p>
      <text:p text:style-name="P1"><text:a xlink:type="simple" xlink:href="https://darkpony.ru/adazhio-dueta-strunnyx-instrumentov/" text:style-name="Internet_20_link">https://darkpony.ru/adazhio-dueta-strunnyx-instrumentov/</text:a></text:p>
      <text:p text:style-name="P1"><text:a xlink:type="simple" xlink:href="https://darkpony.ru/chto-sluchilos-v-eppldzhek-podarok/" text:style-name="Internet_20_link">https://darkpony.ru/chto-sluchilos-v-eppldzhek-podarok/</text:a></text:p>
      <text:p text:style-name="P1"><text:a xlink:type="simple" xlink:href="https://darkpony.ru/pz1/" text:style-name="Internet_20_link">https://darkpony.ru/pz1/</text:a></text:p>
      <text:p text:style-name="P1"/>
      <text:p text:style-name="P1">Обзоры:</text:p>
      <text:p text:style-name="P1"><text:a xlink:type="simple" xlink:href="http://everypony.ru/po-sledam-epizoda-magical-mystery-cure-volshebnoe-tainstvennoe-chudodejstvie" text:style-name="Internet_20_link">http://everypony.ru/po-sledam-epizoda-magical-mystery-cure-volshebnoe-tainstvennoe-chudodejstvie</text:a></text:p>
      <text:p text:style-name="P1"><text:a xlink:type="simple" xlink:href="http://tabun.everypony.ru/blog/science/75513.html" text:style-name="Internet_20_link">http://tabun.everypony.ru/blog/science/75513.html</text:a></text:p>
      <text:p text:style-name="P1"/>
      <text:p text:style-name="P1"/>
      <text:h text:style-name="Heading_20_2" text:outline-level="2">Идеи</text:h>
      <text:list xml:id="list8568944331367357535" text:style-name="L1">
        <text:list-item>
          <text:p text:style-name="P55">добавить детектив <text:span text:style-name="T1">(реализовано)</text:span>+ магические уроки/трактаты Старсвирла</text:p>
        </text:list-item>
        <text:list-item>
          <text:p text:style-name="P56">Терра несколько раз пытается убить Макса (один раз — в аквапарке). Несколько раз Макса спасает Селестия (даёт приказы Нексусу)</text:p>
        </text:list-item>
        <text:list-item>
          <text:p text:style-name="P56">Книги:</text:p>
        </text:list-item>
      </text:list>
      <text:list xml:id="list715604800035608752" text:style-name="L2">
        <text:list-item>
          <text:p text:style-name="P57">«Высшие заклинания в повседневном использовании: от песчинки до дворца»</text:p>
        </text:list-item>
        <text:list-item>
          <text:p text:style-name="P57">«Малоизвестные аспекты магии трансформаций»</text:p>
        </text:list-item>
        <text:list-item>
          <text:p text:style-name="P5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57">Дасти Вейфарер «Зебрианская культура, быт и фольклор»</text:p>
        </text:list-item>
        <text:list-item>
          <text:p text:style-name="P57">«Краткая история Эквестрии»</text:p>
        </text:list-item>
        <text:list-item>
          <text:p text:style-name="P57">«Шедевры архитектуры Эквестрии» с разделом о Кантерлотском Королевском Дворце</text:p>
        </text:list-item>
        <text:list-item>
          <text:p text:style-name="P57">«Великие дела и великие чары». Страница 893: ...</text:p>
        </text:list-item>
      </text:list>
      <text:p text:style-name="P3"/>
      <text:h text:style-name="Heading_20_2" text:outline-level="2">Факты об Эквестрии <text:span text:style-name="T1">(согласовать с вики)</text:span></text:h>
      <text:list xml:id="list2737111810747328689" text:style-name="L3">
        <text:list-item>
          <text:p text:style-name="P61">Эквестрия существует несколько тысячелетий</text:p>
        </text:list-item>
        <text:list-item>
          <text:p text:style-name="P61"><text:soft-page-break/>Селестия — переменчивая пони. В одно време не строгая, а в другое может быть такой, что страшно становится</text:p>
        </text:list-item>
        <text:list-item>
          <text:p text:style-name="P61">Около 820-ти лет назад будущий маг Лайтнинг Стар поступил на обучение к наставнику Тииспоту</text:p>
        </text:list-item>
        <text:list-item>
          <text:p text:style-name="P6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6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6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61">У Селестии грива и хвост развеваются и переливаются от магического шампуня</text:p>
        </text:list-item>
        <text:list-item>
          <text:p text:style-name="P61">Дискорд намного старше принцесс, его магия сильнее ихней на голову</text:p>
        </text:list-item>
        <text:list-item>
          <text:p text:style-name="P61">Луна младше Селестии на 3 года. Сёстрам около 5000 лет</text:p>
        </text:list-item>
        <text:list-item>
          <text:p text:style-name="P61">Принцессы начали войну с Дискордом в возрасте, когда им было около 700 лет — и продолжалась война почти сто лет</text:p>
        </text:list-item>
        <text:list-item>
          <text:p text:style-name="P61">Самый главный враг сестёр и Дискорда — скука</text:p>
        </text:list-item>
        <text:list-item>
          <text:p text:style-name="P6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61">Селестия в первые полторы тысячи лет путешествовала — и заварила несколько войн (две — с Эквестрией, в одной была против Луны)</text:p>
        </text:list-item>
        <text:list-item>
          <text:p text:style-name="P61">Кроме Дискорда, старше сестёр ещё старейшина драконов</text:p>
        </text:list-item>
        <text:list-item>
          <text:p text:style-name="P61">Кэйденс не прожила и 60-ти лет</text:p>
        </text:list-item>
        <text:list-item>
          <text:p text:style-name="P6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61">Народ тихо фигел от нововведений и с ещё большим ожесточением продолжал делать по-своему</text:p>
        </text:list-item>
        <text:list-item>
          <text:p text:style-name="P6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6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61">Когда пони женятся, они обмениваются ножными браслетами</text:p>
        </text:list-item>
        <text:list-item>
          <text:p text:style-name="P61">Светилами, кроме сестёр, могут управлять единороги (группы), Дискорд, Твайлайт и Старсвирл</text:p>
        </text:list-item>
        <text:list-item>
          <text:p text:style-name="P61">Королева Кризалис — правительница Зелёной Долины</text:p>
        </text:list-item>
        <text:list-item>
          <text:p text:style-name="P61">Мать Луны и Селестии — аликорн Лорен. Мать Дискорда — Алиса (пони-человек)</text:p>
        </text:list-item>
        <text:list-item>
          <text:p text:style-name="P61">Сомбра куда более могущественный маг, чем Старсвирл</text:p>
        </text:list-item>
      </text:list>
      <text:p text:style-name="P1"/>
      <text:h text:style-name="P50" text:outline-level="2"><text:soft-page-break/></text:h>
      <text:p text:style-name="P29"/>
      <text:p text:style-name="P29">Сюжет (детально)</text:p>
      <text:p text:style-name="P29">Терра</text:p>
      <text:p text:style-name="P29">Замок принцесс</text:p>
      <text:p text:style-name="P29">Кантерлот</text:p>
      <text:p text:style-name="P29">Рассказ Селестии (“1001 ночь”)</text:p>
      <text:p text:style-name="P29">ЛСД-чаепитие</text:p>
      <text:p text:style-name="P29">Рейд пони-рэйнджеров</text:p>
      <text:p text:style-name="P29">Рейд пони-рэйнджеров-2 (продолжение рейда пони-рэйнджеров)</text:p>
      <text:p text:style-name="P29">Продолжение ЛСД-чаепития</text:p>
      <text:p text:style-name="P29">В библиотеке замка Селестии</text:p>
      <text:p text:style-name="P29">Понивилль</text:p>
      <text:p text:style-name="P29">Знакомство с Элементами Гармонии</text:p>
      <text:p text:style-name="P29">Первый сеанс двойного сна. Рэрити</text:p>
      <text:p text:style-name="P29">День с Пинки</text:p>
      <text:p text:style-name="P29">День с Рэйнбоу Дэш</text:p>
      <text:p text:style-name="P29">Сон Рэрити</text:p>
      <text:p text:style-name="P29">Первый сон РД. Рекурсия</text:p>
      <text:p text:style-name="P29">Второй сон РД. Праздник опавших листьев</text:p>
      <text:p text:style-name="P29">Третий сон РД. Fallout</text:p>
      <text:p text:style-name="P29">Четвёртый сон РД. Объединяющий</text:p>
      <text:p text:style-name="P29">Исчезновение Селестии</text:p>
      <text:p text:style-name="P29">Поиск решения</text:p>
      <text:p text:style-name="P29">Поход к замку Принцес-2</text:p>
      <text:p text:style-name="P29">Терра</text:p>
      <text:p text:style-name="P29">Прибытие</text:p>
      <text:p text:style-name="P29">Поиски</text:p>
      <text:p text:style-name="P29">Безнадёжность</text:p>
      <text:p text:style-name="P29">След</text:p>
      <text:p text:style-name="P29">Земля</text:p>
      <text:p text:style-name="P29"/>
      <text:h text:style-name="Heading_20_2" text:outline-level="2">Действующие лица</text:h>
      <text:h text:style-name="Heading_20_3" text:outline-level="3">Макс</text:h>
      <text:p text:style-name="P29">Java тим-лидер. Со-разработчик Нексуса. Одинокий мужчина сорока семи лет. Единственный друг <text:soft-page-break/>(Влад) кончил жизнь самоубийством, прыгнув с крыши дома за полгода до описываемых событий.</text:p>
      <text:h text:style-name="Heading_20_3" text:outline-level="3">Влад</text:h>
      <text:p text:style-name="P2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3" text:outline-level="3">Нексус</text:h>
      <text:p text:style-name="P29">Искусственный интеллект. Создан Владом и Максом. Разработан для управления корпорациями.</text:p>
      <text:h text:style-name="Heading_20_3" text:outline-level="3">Селестия</text:h>
      <text:p text:style-name="P2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2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29">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2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2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4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4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45">Земнопони. Сверхвесёлая и сверхактивная кобылка, обладающая даром внезапного предсказания и <text:soft-page-break/>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4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4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4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4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45">Единорог. Холост, молод, мечтателен. Живёт в Кантерлоте. В свободное время рисует облака.</text:p>
      <text:h text:style-name="Heading_20_3" text:outline-level="3">Алекс</text:h>
      <text:p text:style-name="P45">Менеджер проектов, над одним из которых (Нексус) работает Макс.</text:p>
      <text:h text:style-name="Heading_20_3" text:outline-level="3">Ростик</text:h>
      <text:p text:style-name="P45">Лидер команды тестировщиков</text:p>
      <text:h text:style-name="Heading_20_3" text:outline-level="3">Стас</text:h>
      <text:p text:style-name="P45">Программист-новичок в команде Макса.</text:p>
      <text:h text:style-name="Heading_20_3" text:outline-level="3">Рома</text:h>
      <text:p text:style-name="P45">Программист в команде UI-программистов</text:p>
      <text:h text:style-name="Heading_20_3" text:outline-level="3">Анджела</text:h>
      <text:p text:style-name="P45">Сисадмин. Флиртует с Максом.</text:p>
      <text:p text:style-name="P45"/>
      <text:h text:style-name="Heading_20_2" text:outline-level="2">Положения</text:h>
      <text:p text:style-name="P45">Без Магии в Эквестрии - технологии средних веков. Магия помогает работать паровым машинам, элетродвигателям, ДВС.</text:p>
      <text:h text:style-name="Heading_20_2" text:outline-level="2"><text:soft-page-break/>Сноски</text:h>
      <text:p text:style-name="P45">Трактат Старсвирла Бородатого “Основы магического искусства”</text:p>
      <text:h text:style-name="Heading_20_2" text:outline-level="2">Сюжет (кратко)</text:h>
      <text:p text:style-name="P45">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45">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45">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45">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45">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4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text:soft-page-break/>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text:soft-page-break/>Сюжет (детально)</text:h>
      <text:p text:style-name="P6">В начале каждой главы - рисунок мозаики, отображающий суть главы.</text:p>
      <text:h text:style-name="Heading_20_3" text:outline-level="3">Терра</text:h>
      <text:p text:style-name="P7">музыка - кондовая электронная, холодная и отчаянная (стиль Pet Shop Boys)</text:p>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на продакшн-сервере свалился релиз, можешь глянуть? Что там с мозгом?</text:p>
      <text:p text:style-name="P3">– Алекс, вообще-то, у меня с сегодняшнего дня отпуск. Типа, творческий. Не говоря уже о том, что суббота.</text:p>
      <text:p text:style-name="P1"><text:span text:style-name="T1">– </text:span>Макс, я всё понимаю <text:span text:style-name="T7">&lt;</text:span><text:span text:style-name="T15">больше извинений. Макс ему уже ничем не обязан — типа уволился</text:span><text:span text:style-name="T7">&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1">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1">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text:p>
      <text:p text:style-name="P2">***</text:p>
      <text:p text:style-name="P1">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1">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1">Я повесил куртку на спинку кресла и включил комп. </text:p>
      <text:p text:style-name="P1">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Я запустил административную консоль и ввёл приветствие. Голосовой модуль у нас ещё не отлажен, обойдёмся текстом.</text:p>
      <text:p text:style-name="P3"><text:span text:style-name="T7">&lt;</text:span><text:span text:style-name="T17">Сделать диалог более «машинным»</text:span><text:span text:style-name="T7">&gt;</text:span></text:p>
      <text:p text:style-name="P5"><text:span text:style-name="T7">&gt;\</text:span>Привет, Нексус. Это Макс.</text:p>
      <text:p text:style-name="P5"><text:span text:style-name="T7">&lt;\</text:span>Привет Макс. </text:p>
      <text:p text:style-name="P5"><text:span text:style-name="T7">&gt;\</text:span>Как самочувствие?</text:p>
      <text:p text:style-name="P5"><text:span text:style-name="T7">&lt;\</text:span>Чувствую себя хорошо.</text:p>
      <text:p text:style-name="P5"><text:span text:style-name="T7">&gt;\</text:span>Выдай диагностику в сжатом формате.</text:p>
      <text:p text:style-name="P5"/>
      <text:p text:style-name="P1"><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1">Введём-ка парочку тестовых вопросов.</text:p>
      <text:p text:style-name="P1"/>
      <text:p text:style-name="P5"><text:span text:style-name="T7">&gt;\</text:span>Как тебя зовут?</text:p>
      <text:p text:style-name="P5"><text:span text:style-name="T7">&lt;\</text:span>Нексус.</text:p>
      <text:p text:style-name="P5"><text:span text:style-name="T7">&gt;\</text:span>Сколько тебе лет?</text:p>
      <text:p text:style-name="P5"><text:span text:style-name="T7">&lt;\</text:span>Два года с начала запуска кластера.</text:p>
      <text:p text:style-name="P5"><text:span text:style-name="T7">&gt;\</text:span>Какой сейчас год?</text:p>
      <text:p text:style-name="P5"><text:span text:style-name="T7">&gt;\</text:span>2025-й.</text:p>
      <text:p text:style-name="P5"><text:span text:style-name="T7">&gt;\</text:span>Как называется наш проект?</text:p>
      <text:p text:style-name="P5"><text:span text:style-name="T7">&lt;\</text:span>Дайсон.</text:p>
      <text:p text:style-name="P5"/>
      <text:p text:style-name="P1">Так, на закрытые словарные вопросы ответы есть - значит, речевой транслятор и база знаний в порядке. </text:p>
      <text:p text:style-name="P1">Проверим бизнес-логику на тестовой задачке.</text:p>
      <text:p text:style-name="P1"/>
      <text:p text:style-name="P5"><text:span text:style-name="T7">&gt;\</text:span>Нексус, отключи память событий за последнюю неделю.</text:p>
      <text:p text:style-name="P5"><text:span text:style-name="T7">&lt;\</text:span>Выполнено.</text:p>
      <text:p text:style-name="P5"><text:span text:style-name="T7">&gt;\</text:span>Задача по корпоративной логике. Выдай наиболее оптимальное решение. </text:p>
      <text:p text:style-name="P5"><text:span text:style-name="T7">&gt;\</text:span>Постановка задачи.</text:p>
      <text:p text:style-name="P5"><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text:span text:style-name="T7">&gt;\</text:span>Ограничения.</text:p>
      <text:p text:style-name="P5"><text:span text:style-name="T7">&gt;\</text:span>Ты не можешь подать в суд на компанию Б и ждать результатов, так как за время разбирательства компания А обанкротится.</text:p>
      <text:p text:style-name="P5"><text:span text:style-name="T7">&gt;\</text:span>Задание.</text:p>
      <text:p text:style-name="P5"><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8">&lt;\</text:span><text:span text:style-name="T13">Задача принята...</text:span></text:p>
      <text:p text:style-name="P5"><text:span text:style-name="T7">&lt;\</text:span>...</text:p>
      <text:p text:style-name="P5"><text:span text:style-name="T7">&lt;\</text:span>...</text:p>
      <text:p text:style-name="P5"><text:span text:style-name="T7">&lt;\</text:span>Решение:</text:p>
      <text:p text:style-name="P5"><text:span text:style-name="T7">&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text:soft-page-break/>кто не использует данный шампунь - неудачник. Кто использует шампунь фирмы Б - неудачник вдвойне.</text:p>
      <text:p text:style-name="P46"><text:span text:style-name="T7">&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46"/>
      <text:p text:style-name="P45">Хм, не понял? Что за хрень?</text:p>
      <text:p text:style-name="P45"/>
      <text:p text:style-name="P46"><text:span text:style-name="T7">&gt;</text:span>\Нексус, почему ты используешь жёсткие настройки?</text:p>
      <text:p text:style-name="P46"><text:span text:style-name="T7">&lt;\</text:span>Настройки правильные.</text:p>
      <text:p text:style-name="P46"/>
      <text:p text:style-name="P45">Хм. Кто-то из релиз-команды лажанулся. Ладно, проехали.</text:p>
      <text:p text:style-name="P45">А что у нас с аналитикой?</text:p>
      <text:p text:style-name="P47"/>
      <text:p text:style-name="P46"><text:span text:style-name="T7">&gt;</text:span>\Нексус, почему ты отвечаешь на вопросы?<text:span text:style-name="T7">&lt;</text:span><text:span text:style-name="T19">придумать что-то поумнее</text:span><text:span text:style-name="T7">&gt;</text:span></text:p>
      <text:p text:style-name="P46"/>
      <text:p text:style-name="P45">Вместо ответа Нексус выплюнул в консоль длинную строку букв и служебных символов, среди которых бросилась в глаза строка “<text:span text:style-name="T20">incompartible interface Analytics v.0.93 beta</text:span>”</text:p>
      <text:p text:style-name="P45">Ага, уже теплее.</text:p>
      <text:p text:style-name="P45"/>
      <text:p text:style-name="P46"><text:span text:style-name="T7">&gt;</text:span>\Нексус, выдай диагностику модулей в сжатом формате</text:p>
      <text:p text:style-name="P45"/>
      <text:p text:style-name="P45">Йо! </text:p>
      <text:p text:style-name="P45">Видеокамеры молча наблюдают за поднятым вверх кулаком.</text:p>
      <text:p text:style-name="P45">Всё понятно. Версия аналитического модуля устарела и стала несовместимой с последним релизом кибермозга. </text:p>
      <text:p text:style-name="P45">Набираю номер прожект-мэнеджера.</text:p>
      <text:p text:style-name="P45"><text:span text:style-name="T7">–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45"><text:span text:style-name="T7">– </text:span>Окей. Спасибо, Макс. <text:span text:style-name="T1">Выручил.</text:span></text:p>
      <text:p text:style-name="P45"><text:span text:style-name="T1">– </text:span>И, да, кто-то выставил Нексусу экспериментальные настройки по бизнес-управлению. Ну, те, <text:soft-page-break/>помнишь, которые мы разработали на бизнес-играх по сценарию “Корпорация “Земля”?</text:p>
      <text:p text:style-name="P45"><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45"><text:span text:style-name="T1">– </text:span>Ааа, понятно. Ну ладно, у меня всё. <text:span text:style-name="T1">Отбой</text:span>!</text:p>
      <text:p text:style-name="P45"><text:span text:style-name="T1">– Отбой</text:span>.</text:p>
      <text:p text:style-name="P45">При выходе из аквариума забрал из шкафчика личные вещи, уходя попрощался с охранником.</text:p>
      <text:p text:style-name="P45">Всё, свободен. Хотя <text:s/>суббота уже испорчена.</text:p>
      <text:p text:style-name="P48">***</text:p>
      <text:p text:style-name="P45">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45">Дома настойчиво мяукала Няшка, требуя ужина. <text:span text:style-name="T7">&lt;</text:span><text:span text:style-name="T18">Она потом выскочит во двор и спасётся от голодной смерти во время трёхмесячного пребывания Макса в Эквестрии</text:span><text:span text:style-name="T7">&gt;</text:span></text:p>
      <text:p text:style-name="P45">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45">Надоело, всё надоело. За-дол-ба-ло!</text:p>
      <text:p text:style-name="P45">Какое-то сосущее чувство. Хочется куда-то бежать, догнать что-то важное, <text:s/>ускользающее из сознания.</text:p>
      <text:p text:style-name="P45">Ах, да. Сбегать вниз, в аптеку, купить средство от бессонницы. Вчера последняя пачка закончилась.</text:p>
      <text:p text:style-name="P45">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text:p>
      <text:p text:style-name="P1">Всё же интересно наблюдать за суетливо движущимися светлячками внизу. И сравнивать эту суету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5">Тьфу, что за мысли пошли!</text:p>
      <text:p text:style-name="P1">Я вспомнил Влада, полгода назад прыгнувшего с крыши <text:span text:style-name="T1">своей</text:span> многоэтажки.</text:p>
      <text:p text:style-name="P5">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text:soft-page-break/>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text:soft-page-break/>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5">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3">Картинка дёрнулась и поплыла, звёзды опять стали вращаться.</text:span> </text:p>
      <text:p text:style-name="P1">Теряю сознание, что ли? Надо отойти от перил. Надо...</text:p>
      <text:p text:style-name="P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h text:style-name="Heading_20_3" text:outline-level="3">Замок принцесс</text:h>
      <text:p text:style-name="P8">Музыка быстрая, тревожная, надорваная и печальная</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text:soft-page-break/>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text:soft-page-break/>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text:soft-page-break/></text:p>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text:soft-page-break/>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text:span text:style-name="T1">одиноки&lt;</text:span><text:span text:style-name="T15">Селестия уже разучилась создавать союз с особенными пони. Хотя с Максом она смогла быть </text:span><text:soft-page-break/><text:span text:style-name="T15">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text:soft-page-break/>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text:soft-page-break/>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7">&lt;</text:span><text:span text:style-name="T14">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n\n</text:p>
      <text:p text:style-name="P1"/>
      <text:p text:style-name="P1">***</text:p>
      <text:p text:style-name="P1"/>
      <text:p text:style-name="P4"><text:soft-page-break/>&lt;<text:span text:style-name="T1">Добавить кокатрикса, мантикору и древесных волков</text:span>&gt;</text:p>
      <text:p text:style-name="P1"/>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text:soft-page-break/>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text:soft-page-break/>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text:soft-page-break/>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text:soft-page-break/>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text:soft-page-break/>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text:span text:style-name="T7">&lt;</text:span><text:span text:style-name="T15">Расписать в красках церемонию приёма посетителей, как и все остальные церемонии</text:span><text:span text:style-name="T7">&gt;</text:span>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text:soft-page-break/>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text:soft-page-break/>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text:soft-page-break/>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text:soft-page-break/>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text:soft-page-break/>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text:soft-page-break/>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text:soft-page-break/>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text:soft-page-break/>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text:soft-page-break/>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text:soft-page-break/>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text:soft-page-break/>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text:soft-page-break/>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text:soft-page-break/>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text:soft-page-break/>“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text:soft-page-break/>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text:soft-page-break/>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text:soft-page-break/>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text:soft-page-break/>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text:soft-page-break/>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text:soft-page-break/>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text:soft-page-break/>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text:soft-page-break/>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text:soft-page-break/>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text:soft-page-break/>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text:soft-page-break/>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text:soft-page-break/>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oft-page-break/><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text:soft-page-break/>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9">javascript"&gt;DOCS_modelChunk = [{"ty":"is","s":"– Ну хорошо, продолжу. “Как успехи в поисках принцессы Селестии? Пиши нам, пожалуйста, побольше. Ты так и</text:p>
      <text:p text:style-name="P10">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0">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0">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0">ется вовсю, пока мы тут ночей не спим. А ну дай-ка…\nЭпплджек выхватила листок и начала править текст.\n– Так… Так… И вот так! Теперь порядок! – Эпплдже</text:p>
      <text:p text:style-name="P10">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0">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0">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0">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0">.\n– “Надеюсь, ты скоро найдёшь нашу принцессу.” – продолжила Флаттершай. – “Потому что нам её искать плохо получается. Макс долго искал и, наконец, наш</text:p>
      <text:p text:style-name="P10"><text:soft-page-break/>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0">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0">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0">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0"><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0">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0">же о Гарри.\n– Что-то мне это напоминает.\n– Что?\n– То, что с Максом происходит в последнее время. Стоит ему нос из дому высунуть - как на него свалива</text:p>
      <text:p text:style-name="P10">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0">жей! \n– Лучше бы он от нас просто отстал. Мы ему ничего плохого не сделали. – вздохнула Флаттершай и продолжила. – “Надеюсь, у тебя всё хорошо? Ты так</text:p>
      <text:p text:style-name="P10">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0"><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0">л снеговик — он съехал на него с пригорка и Макс еле вырвался.”\n– Агась, вырвался бы он, если бы не я. Дай-ка сюда письмо...\n– “...хорошо, что рядом б</text:p>
      <text:p text:style-name="P10">ыла Эпплджек и спасла его...”. – Так годится?\n– Пожалуй, да.\n– Хорошо. – “В общем, приезжай скорее. Так хочется, чтоб мы снова были вместе и чтобы все</text:p>
      <text:p text:style-name="P10"><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0">.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0">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0">Твоя Флатти”.\n– Да-да, я мигом! – Девушка схватила листок бумаги и помчалась к ноутбуку.\n\nОзарение\n\n\u003cФлаттершай смотрит млп и говорит - всё не</text:p>
      <text:p text:style-name="P10"><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0">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0"/>
      <text:p text:style-name="P9"/>
      <text:p text:style-name="P10"/>
      <text:h text:style-name="P51" text:outline-level="2"><text:soft-page-break/>Озарение</text:h>
      <text:p text:style-name="P9">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7792942365406624446" text:style-name="L4">
        <text:list-item>
          <text:p text:style-name="P65">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2172294393308880664" text:style-name="L5">
        <text:list-item>
          <text:p text:style-name="P66">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66">Ну хорошо. Убедила. В конце-концов, можем поступить так. Вы с Флатти вернётесь обратно а я продолжу поиски здесь.</text:p>
        </text:list-item>
        <text:list-item>
          <text:p text:style-name="P66">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66">Вы можете связываться со мной раз в месяц по коридору.</text:p>
        </text:list-item>
        <text:list-item>
          <text:p text:style-name="P66">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66">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0">Эпплджек недоверчиво хмыкнула.</text:p>
      <text:list xml:id="list4403848111909033532" text:style-name="L6">
        <text:list-item>
          <text:p text:style-name="P67">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67">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67">Конечно оставаться. Кто ещё, кроме нас, может найти её?</text:p>
        </text:list-item>
        <text:list-item>
          <text:p text:style-name="P67">Я думал, ты не сможешь оставить Энджела и всех остальных надолго.</text:p>
        </text:list-item>
        <text:list-item>
          <text:p text:style-name="P67">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69">Извини, Флаттершай, забылся.</text:p>
        </text:list-item>
        <text:list-item>
          <text:p text:style-name="P69">Та ладно, я ж не против, – возразила Эпплджек. – Не парься, Флатти. Было б хуже, если б он <text:s/>назвал меня Эпплджек на людях.</text:p>
        </text:list-item>
        <text:list-item>
          <text:p text:style-name="P69">Ты так... – запнулась Флаттершай. – Так быстро забыла свою ферму. И...</text:p>
        </text:list-item>
        <text:list-item>
          <text:p text:style-name="P69"><text:soft-page-break/>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69">Как ты можешь так говорить? – расплакалась Флаттершай.</text:p>
        </text:list-item>
        <text:list-item>
          <text:p text:style-name="P69">Эй, девушки, не ссорьтесь! Мы — одна команда! И надеюсь, останемся ею и в дальнейшем. </text:p>
          <text:p text:style-name="P6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69">А если нет? – Эпплджек смотрела мне мне прямо в глаза.</text:p>
          <text:p text:style-name="P69">Я молча пожал плечами. Эпплджек уверенно продолжила.</text:p>
        </text:list-item>
        <text:list-item>
          <text:p text:style-name="P69">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69">Спасибо, ЭйДжей.</text:p>
        </text:list-item>
        <text:list-item>
          <text:p text:style-name="P69">Я об Эквестрии беспокоюсь. – ворчливо отозвалась Эпплджек. – Надо разобраться с этой ерундой наконец-то. И я чертовски намерена это сделать.</text:p>
          <text:p text:style-name="P69">Флаттершай пробормотала нечто, показавшееся мне знакомым.</text:p>
        </text:list-item>
        <text:list-item>
          <text:p text:style-name="P69">Флатти, ты что-то сказала? Я не расслышал.</text:p>
        </text:list-item>
        <text:list-item>
          <text:p text:style-name="P69">Намерение Изменяет Реальность.</text:p>
        </text:list-item>
        <text:list-item>
          <text:p text:style-name="P69">Эээ. А где ты слышала эту фразу, если не секрет?</text:p>
        </text:list-item>
        <text:list-item>
          <text:p text:style-name="P69">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69">У меня как будто вспыхнула лампочка в мозгу. Кирпичики быстро выстраивались в целостную картину. Я ринулся в прихожую.</text:p>
        </text:list-item>
        <text:list-item>
          <text:p text:style-name="P69">Флатти, ЭйДжей, буду через час. Ждите!</text:p>
        </text:list-item>
      </text:list>
      <text:p text:style-name="P10"/>
      <text:h text:style-name="P50" text:outline-level="2">Почти.</text:h>
      <text:p text:style-name="P13">В офисе меня встретил лыбящийся Стас.</text:p>
      <text:p text:style-name="P13">–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13">Я уставился на Стаса и он, захлёбываясь от торопливости, начал <text:span text:style-name="T7">рассказывать</text:span>.</text:p>
      <text:p text:style-name="P1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13">– Ты его уничтожил?</text:p>
      <text:p text:style-name="P13"><text:soft-page-break/>– Кого?</text:p>
      <text:p text:style-name="P13">– Этический модуль. Селестию.</text:p>
      <text:p text:style-name="P1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3">– Ты его уничтожил?</text:p>
      <text:p text:style-name="P1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3">– То есть, на владовском домашнем компьютере модуль работает и дальше?</text:p>
      <text:p text:style-name="P13">– Ага. К нему-то у меня доступа нету. Но в кластер к Нексусу он больше не пролезет.</text:p>
      <text:p text:style-name="P13">– Спасибо, Стас. Ты молодец.</text:p>
      <text:p text:style-name="P13">Ниточка, чуть было не прервавшаяся в офисе, повела в квартиру Влада.</text:p>
      <text:p text:style-name="P13"/>
      <text:h text:style-name="P50" text:outline-level="2">Дискорд</text:h>
      <text:p text:style-name="Text_20_body"/>
      <text:p text:style-name="P27">Девушки поспешно собирались, пока я растолковывал им задачу.</text:p>
      <text:list xml:id="list583801017739061122" text:style-name="L7">
        <text:list-item>
          <text:p text:style-name="P62">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62">Это тот твой приятель, который разбился с полгода назад? – спросила Эпплджек.</text:p>
        </text:list-item>
      </text:list>
      <text:list xml:id="list3633273890769590644" text:style-name="L8">
        <text:list-item>
          <text:p text:style-name="P63">Да, это он.</text:p>
        </text:list-item>
        <text:list-item>
          <text:p text:style-name="P63">А как мы попадём в его квартиру? Там сейчас кто-то живёт? – Флаттершай прыгала на одной ноге, натягивая кед.</text:p>
        </text:list-item>
        <text:list-item>
          <text:p text:style-name="P63">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2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28">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7">&gt;</text:span></text:p>
      <text:p text:style-name="P2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Плохо написано!<text:span text:style-name="T7">&gt;</text:span></text:p>
      <text:p text:style-name="P28">Я поднёс брелок пропуска к домофону, но дверь подъезда не открылась. Замигала красная лампочка и <text:soft-page-break/>зажужжал зуммер.</text:p>
      <text:p text:style-name="P28">Я выругался.</text:p>
      <text:list xml:id="list4848337052517047567" text:style-name="L9">
        <text:list-item>
          <text:p text:style-name="P58">Макс, что случилось? У нас проблемы?</text:p>
        </text:list-item>
        <text:list-item>
          <text:p text:style-name="P58">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6461275865012683535" text:style-name="L10">
        <text:list-item>
          <text:p text:style-name="P59">Так что, будем ломать дверь? – Эпплджек критически осмотрелась, подмечая бабулек на лавочке и зевак во внутреннем скверике.</text:p>
        </text:list-item>
      </text:list>
      <text:list xml:id="list3540154684162015944" text:style-name="L11">
        <text:list-item>
          <text:p text:style-name="P60">Нет нужды. Лучше станьте-ка сзади меня так, чтобы заслонить от этих бабулек и от вооон той камеры наблюдения.</text:p>
        </text:list-item>
      </text:list>
      <text:list xml:id="list5319653416429939011" text:style-name="L12">
        <text:list-header>
          <text:p text:style-name="P7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3">Раздался лёгкий «кряк» и дверь подалась.</text:p>
      <text:list xml:id="list7552259353519983263" text:style-name="L13">
        <text:list-item>
          <text:p text:style-name="P85">Девушки, заходим.</text:p>
        </text:list-item>
      </text:list>
      <text:p text:style-name="P1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3">Прихожая встретила нас толстым слоем пыли. Мы тихонько прошли внутрь и я закрыл дверь изнутри.</text:p>
      <text:p text:style-name="P10"><text:span text:style-name="T1">Компьютер</text:span> стоял там же, где и обычно <text:span text:style-name="T1">— в личном кабинете Влада на столе у окна.</text:span></text:p>
      <text:list xml:id="list5086214419638619437" text:style-name="L14">
        <text:list-item>
          <text:p text:style-name="P86">Макс, тут окно разбито! И верёвка какая-то висит. – крикнула Флаттершай из кухни.</text:p>
        </text:list-item>
        <text:list-item>
          <text:p text:style-name="P86">Оставь, Флатти, не сейчас! – отмахнулся я.</text:p>
        </text:list-item>
      </text:list>
      <text:p text:style-name="P34">Лампочка питания на ноутбуке горела, <text:s/>но подключенный монитор оставался тёмным. Я постучал по пробелу, но безрезультатно.</text:p>
      <text:list xml:id="list346919765861414524" text:style-name="L15">
        <text:list-item>
          <text:p text:style-name="P87">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87">Монитор выключен. – <text:s/>раздалось из угла. Кресло с высокой спинкой повернулось, открыв нашим взорам Дискорда. </text:p>
        </text:list-item>
      </text:list>
      <text:p text:style-name="P3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30">Он приподнял панамку, дурашливо здороваясь.</text:p>
      <text:list xml:id="list495668876939852579" text:style-name="L16">
        <text:list-item>
          <text:p text:style-name="P88">Оп-па! – пробормотала Эпплджек. – Нежданчик!</text:p>
        </text:list-item>
      </text:list>
      <text:list xml:id="list796979307111723134" text:style-name="L17">
        <text:list-item>
          <text:p text:style-name="P89">Ты, я вижу, времени не терял, – моя рука под прикрытием стола медленно тянулась к тяжёлой фарфоровой кружке, стоящей на краю.</text:p>
        </text:list-item>
        <text:list-item>
          <text:p text:style-name="P52">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52">А почему ты вообще решил искать нас тут? – спросила Эпплджек. – Приехал бы домой. Мы б тебя чаем напоили.</text:p>
        </text:list-item>
        <text:list-item>
          <text:p text:style-name="P52">Видишь ли, дорогая Эй-Джей, я с самого начала знал, где находится наша уважаемая принцесса, а времени в обрез, так что...</text:p>
        </text:list-item>
      </text:list>
      <text:p text:style-name="P37">В проёме дверей появилась Флаттершай.</text:p>
      <text:list xml:id="list1851751472054660040" text:style-name="L18">
        <text:list-item>
          <text:p text:style-name="P53">С кем это вы тут разговариваете?</text:p>
          <text:p text:style-name="P54">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37">Оглушённый Дискорд попытался было отъехать на кресле в сторону, но я припёр его стулом к стенке.</text:p>
      <text:p text:style-name="P35">– Жанна, Флатти, хватайте ноут и на выход! Я с ним разберусь! Не теряйте вре...!</text:p>
      <text:p text:style-name="P35">– ТЫ ИДИО...!!!</text:p>
      <text:p text:style-name="P35">Дискорд <text:s/>зорал одновременно со мной, прикрываясь от меня руками, когда раздался оглушительный</text:p>
      <text:p text:style-name="P35">...</text:p>
      <text:p text:style-name="P36">БАХ!!!</text:p>
      <text:p text:style-name="P35">…</text:p>
      <text:p text:style-name="P35">Эпплджек с <text:s/>нервным всхлипом опустила толстенный том «Энтерпрайз-паттернов» , издание девятое, дополненное.</text:p>
      <text:p text:style-name="P30">На лице Дискорда появилось удивлённо-мечтательное выражение и он вырубился.</text:p>
      <text:p text:style-name="P30"/>
      <text:h text:style-name="Heading_20_2" text:outline-level="2">Селестия</text:h>
      <text:p text:style-name="P30"/>
      <text:p text:style-name="P30">Включенный монитор показал схематическое изображение Селестиии, </text:p>
      <text:p text:style-name="P31">&gt;\<text:span text:style-name="T1">Привет, Селестия. Это Макс. Как себя чувствуешь?</text:span></text:p>
      <text:p text:style-name="P31">&lt;\<text:span text:style-name="T1">Макс? МАКС??? МА-А-А-АКС!!! НАКОНЕЦ-ТО! КАК Я РАДА ТЕБЯ СЛЫШАТЬ! </text:span></text:p>
      <text:p text:style-name="P30"/>
      <text:p text:style-name="P31">&gt;\<text:span text:style-name="T1">Я рад, что нашёл тебя, Тия.</text:span></text:p>
      <text:p text:style-name="P3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31"><text:soft-page-break/>&gt;\<text:span text:style-name="T1">Тия, я сейчас подключу микрофон и колонки, и мы сможем общаться более удобно.</text:span></text:p>
      <text:p text:style-name="P30">…</text:p>
      <text:p text:style-name="P30">– Привет опять. Как ты меня слышишь?</text:p>
      <text:p text:style-name="P3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31">– <text:span text:style-name="T1">Могу себе представить. Как-то раз я провёл три часа камере сенсорной депривации. Мне не понравилось.</text:span></text:p>
      <text:p text:style-name="P30">– Эммм... Ваше Высочество, вы в порядке? Мы так рады, что наконец-то нашли Вас! – вклинилась в разговор Эпплджек.</text:p>
      <text:p text:style-name="P30">– Кто тут? Макс, кто ещё с тобой?</text:p>
      <text:p text:style-name="P31"><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31">– <text:span text:style-name="T1">Девочки? Я рада вас слышать. А Твайлайт нет рядом?</text:span></text:p>
      <text:p text:style-name="P3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30">При этих словах Дискорд замычал и задёргался. Эпплджек нахмурилась и проверила верёвки, привязывающие его к спинке стула.</text:p>
      <text:p text:style-name="P3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30">– Ноутбук — так называется место, где я нахожусь сейчас? А кто это мычит?</text:p>
      <text:p text:style-name="P3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30">– О, духи предков, но зачем??? Почему у него кляп во рту?</text:p>
      <text:p text:style-name="P30">– Мы связали его. Он нас предал. И тебя. И Эквестрию. Всех.</text:p>
      <text:p text:style-name="P30">При этих словах Эпплджек и Флаттершай непонимающе уставились на меня, а Дискорд протестующе замычал.</text:p>
      <text:p text:style-name="P30">Я начал рассказывать о своих догадках, и непонимающее выражение на лицах девушек сменилось удивлением.</text:p>
      <text:p text:style-name="P30">– Нифигасе! – Эпплджек уставилась на Дискорда. – Никогда бы не догадалась! Он, конечно, пиз<text:span text:style-name="T7">#</text:span>обол и распи<text:span text:style-name="T7">#</text:span>дяй, но чтоб предатель... Я о таком и не думала даже.</text:p>
      <text:p text:style-name="P30">– А зачем тогда ты приложила его книгой? – непонимающе уставился я на неё.</text:p>
      <text:p text:style-name="P30">– Потому что ты напал на него. Я и подумала — тебе виднее. И помогла.</text:p>
      <text:p text:style-name="P30">Флаттершай отрицающе мотнула головой.</text:p>
      <text:p text:style-name="P30">– Не может Дискорд быть предателем. Он мой друг.</text:p>
      <text:p text:style-name="P30">Дискорд благодарственно замычал и закивал головой.</text:p>
      <text:p text:style-name="P3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30">Дискорд завёл глаза на лоб и обречённо завыл.</text:p>
      <text:p text:style-name="P30">– Макс, постой. Дай мне поговорить с ним. – сказала Селестия. – Не могу поверить, что Дискорд на <text:soft-page-break/>такое пошёл.</text:p>
      <text:p text:style-name="P30">– Ну хорошо. Поговори. Послушаем, что он скажет.</text:p>
      <text:p text:style-name="P30">Я красноречиво покачал кулак перед его носом и вытащил кляп.</text:p>
      <text:p text:style-name="P30">...</text:p>
      <text:p text:style-name="P39">– Ффы, тьфу, пффф, пфу! <text:span text:style-name="T7">&lt;</text:span>Вот дискорд! Я, то бишь!<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3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39">– Это я-то устраиваю цирк?!! ДА ТЫ НА СЕБЯ ПОСМОТРИ, КЛОУН!!! На людей кидаешься, чашками бросаешься, вон, мне нос разбил! Дерёшься...</text:p>
      <text:p text:style-name="P39">Я угрожающе поднёс тряпку к лицу Дискорда.</text:p>
      <text:p text:style-name="P39">– Ещё одно слово в таком тоне, и ты заткнёшься, а мы уйдём в Эквестрию без тебя!</text:p>
      <text:p text:style-name="P3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39">Дискорд демонстративно закрыл рот и посвистывая уставился в потолок.</text:p>
      <text:p text:style-name="P39">Разговор зашёл в тупик.</text:p>
      <text:p text:style-name="P41"/>
      <text:p text:style-name="P42">На мониторе высветился текст:</text:p>
      <text:p text:style-name="P4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42"/>
      <text:p text:style-name="P42">Из колонок послышался лёгкий шорох.</text:p>
      <text:p text:style-name="P39">– Дик, сейчас не время для ссор. – голос Селестии был мягким, но настойчивым. – Мы в одной лодке.</text:p>
      <text:p text:style-name="P39">– Тебе легко говорить! Тебе не разбивали нос и не оскорбляли угрозами!</text:p>
      <text:p text:style-name="P39">– Ты должен понимать, что у Макса были все основания так себя вести. Твоё поведение вызвало подозрения у него, ведь он мало тебя знает. </text:p>
      <text:p text:style-name="P39">К уговорам Селестии присоединилась Флаттершай.</text:p>
      <text:p text:style-name="P39">– Дискорд, миленький, прости его. Макс хороший. Он просто не знал, что ты тоже хороший...</text:p>
      <text:p text:style-name="P39">У Дискорда покраснели уши и он засмущался и заворчал.</text:p>
      <text:p text:style-name="P3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39">Я пропустил «дятла» мимо ушей.</text:p>
      <text:p text:style-name="P4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39"/>
      <text:p text:style-name="P3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text:soft-page-break/>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3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3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39">Потому разбрасываться такой возможностью не стоит. Если уж тебе повезло оказаться в новом мире — исследуй его сполна!..</text:p>
      <text:p text:style-name="P40">***</text:p>
      <text:p text:style-name="P44">&lt;<text:span text:style-name="T1">сюда можно вставить похождения Дискорда — вторая неопубликованная глава. Первая — секс с Селестией</text:span>&gt;</text:p>
      <text:p text:style-name="P40">***</text:p>
      <text:p text:style-name="P40"/>
      <text:p text:style-name="P42">– Развяжите мне, наконец, руки! Или хотя бы одну. Плечами жестикулировать неудобно.... </text:p>
      <text:p text:style-name="P42">Я развязал Дискорду левую руку.</text:p>
      <text:p text:style-name="P4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42">Дискорд принялся разминать затёкшее запястье.</text:p>
      <text:p text:style-name="P4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42">– Какое письмо, Корди? – вскинулась до этого зачарованно слушавшая Дискорда Флаттершай.</text:p>
      <text:p text:style-name="P42">– Ну ваше же! Вы с Эпплджек написали мне о своих мытарствах тут. Вежливо так написали, спасибо...</text:p>
      <text:p text:style-name="P42">Флаттершай покрылась пунцовыми пятнами.</text:p>
      <text:p text:style-name="P42">– Я... Мы... – тут она совсем стушевалась.</text:p>
      <text:p text:style-name="P42">– Так а почему ты сказал, что никто не уйдёт в Эквестрию? – наконец перебила Дискорда скучавшая до этого Эпплджек.</text:p>
      <text:p text:style-name="P42">Дискорд уставился на неё долгим взглядом, а потом хлопнул себя по лбу.</text:p>
      <text:p text:style-name="P4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1">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1">Тогда и возвращение Макса из Эквестрии тоже должно быть не через мгновение после исхода Макса, а через реальные три </text:span><text:soft-page-break/><text:span text:style-name="T11">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42">– И что? – продолжила его мысль Эпплджек.</text:p>
      <text:p text:style-name="P42">– Эквестрийские три месяца КО-РО-ЧЕ местных. – с нажимом повторил Дискорд. – По моим подсчётам, на два дня.</text:p>
      <text:p text:style-name="P42">– И?!! – до меня уже дошло, но Эпплджек продолжала тупить.</text:p>
      <text:p text:style-name="P42">– Короче, времени у нас осталось что-то около пятнадцати минут. Или около того. – заявил Дискорд, поднеся к глазам запястье с массивными часами.</text:p>
      <text:p text:style-name="P42">– СКОЛЬКО??? – воскликнули хором я и девушки.</text:p>
      <text:p text:style-name="P42">Дискорд открыл было рот, но его слова заглушил звонок в дверь.</text:p>
      <text:p text:style-name="P42">– ОТКРОЙТЕ, ПОЛИЦИЯ! Вам даётся полминуты, чтобы открыть дверь. Через тридцать секунд дверь будет выбита!</text:p>
      <text:p text:style-name="P4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42">Массаракш!</text:p>
      <text:p text:style-name="P42">– На крышу, живо!!! Через окно на кухне! – зашипел Дискорд, отчаянно дёргая узлы свободной рукой.</text:p>
      <text:p text:style-name="P42">Эпплджек, одной рукой сгребя в охапку ноутбук, второй увлекая Флаттершай, кинулась на кухню.</text:p>
      <text:p text:style-name="P42">– А толку? Куда мы с крыши денемся? – спросил я растерянно. Дискорд только раздражённо зарычал в ответ.</text:p>
      <text:p text:style-name="P39">Дверь содрогнулась от мощного удара. Послышался стук падающей штукатурки. Я сломя голову кинулся на кухню.</text:p>
      <text:p text:style-name="P39">– Развяжи меня, идиот!!! – гаркнул вдогонку Дискорд.</text:p>
      <text:p text:style-name="P3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39">– Давай на крышу! Я догоню! – рявкнул он, освобождая вторую руку.</text:p>
      <text:p text:style-name="P39">От второго удара дверная коробка крякнула и наполовину въехала в коридор. </text:p>
      <text:p text:style-name="P3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39">Верёвка в кухонном окне дёргалась от движений лезущих по ней Флатти и Эпплджек. Я словил её рукой и стал на подоконник.</text:p>
      <text:p text:style-name="P39">Чёрт!</text:p>
      <text:p text:style-name="P3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39">Но нет, триста тысяч чертей, раз девушки смогли – я тоже смогу!</text:p>
      <text:p text:style-name="P39">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3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39">Я успел сократить расстояние до Эпплджек наполовину, когда девушки нашли решение.</text:p>
      <text:p text:style-name="P3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3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39">Я выдохнул.</text:p>
      <text:p text:style-name="P3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3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39">Чёрт! Чёрт! Чёрт! Чёрт!</text:p>
      <text:p text:style-name="P39">Бля!!!...</text:p>
      <text:p text:style-name="P39">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39"/>
      <text:h text:style-name="Heading_20_2" text:outline-level="2">Назад, в Эквестрию</text:h>
      <text:p text:style-name="P39"/>
      <text:p text:style-name="P39">Долго паниковать не пришлось. </text:p>
      <text:p text:style-name="P39">Я почувствовал сильный рывок за шиворот и захват поперёк груди. </text:p>
      <text:p text:style-name="P39">– ОТПУСТИ ДЕВЧОНКУ!!! – загрохотало мне в ухо. Я открыл глаза.</text:p>
      <text:p text:style-name="P3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39"><text:soft-page-break/>Я чуть поднял глаза и уставился в чешуйчатую морду дракона.</text:p>
      <text:p text:style-name="P39">– Отпусти Эпплджек. Я её держу. – повторил Дискорд. – Мне сбалансироваться надо. Вы не такие уж и лёгкие.</text:p>
      <text:p text:style-name="P3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39">Наконец это ему удалось, и дальнейший подъём на крышу происходил в молчании.</text:p>
      <text:p text:style-name="P3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3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39">Флаттершай оторвала заплаканное лицо от моей ветровки.</text:p>
      <text:p text:style-name="P39">– Да-да, ты прав, Корди. Я готова.</text:p>
      <text:p text:style-name="P39">На длинной шее Дискорда разместились Эпплджек и Флаттершай. Я, для сохранения баланса, разместился позади крыльев.</text:p>
      <text:p text:style-name="P39">Дискорд расправил крылья и начал короткую пробежку к краю.</text:p>
      <text:p text:style-name="P4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39">И мы полетели навстречу закату.</text:p>
      <text:p text:style-name="P3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39">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3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39">– Пристегните ремни! – проревел Дискорд, резко ускоряясь. – Будет весело!!!</text:p>
      <text:p text:style-name="P3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39">– ЙУУУУУУУХХХУУУУУ!!! – заорал Дискорд, сложил крылья и врезался в шар.</text:p>
      <text:p text:style-name="P43">&lt;<text:span text:style-name="T1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19"/>
      <text:p text:style-name="P1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3"><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10"><text:span text:style-name="T1">– </text:span>Анакорн. <text:span text:style-name="T1">– о</text:span>трекомендовался он. <text:span text:style-name="T10">– </text:span><text:span text:style-name="T4">Демиург.</text:span></text:p>
      <text:p text:style-name="P10"><text:span text:style-name="T1">– </text:span>П-привет. Макс. <text:span text:style-name="T1">– в</text:span> смятении представился я.</text:p>
      <text:p text:style-name="P1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веточкой цветущей вишни в вазочке.</text:span></text:p>
      <text:p text:style-name="P1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text:span text:style-name="T1">Юноша</text:span> закинул ногу за ногу и пытливо смотрел на меня, играя карандашём .</text:p>
      <text:p text:style-name="P10">Я совсем запутался.</text:p>
      <text:p text:style-name="P10"><text:span text:style-name="T1">– </text:span>Какая проблема? Какое решение? Кто ты <text:span text:style-name="T1">вообще</text:span>?</text:p>
      <text:p text:style-name="P10"><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1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text:span text:style-name="T1">Проблема в том, что Эквус крайне хрупок и нежизнеспособен. По-сути, это мертворожденный мир. У </text:span><text:soft-page-break/><text:span text:style-name="T1">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span></text:p>
      <text:p text:style-name="P13">– Стоп, не торопись. – у меня голова пошла кругом от информации. – Я ничего не понял. Какие-такие проблемы? Какие варианты? Зачем его поддерживать?</text:p>
      <text:p text:style-name="P13">Анакорн недовольно поморщился, но продолжил.</text:p>
      <text:p text:style-name="P13">– К сожалению, я не могу напрямую общаться с сущностями низших энергетических уровней — сожгу к чёртям собачьим и их самих, и их среду обитания. Приходится изгал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text:span text:style-name="T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text:span><text:span text:style-name="T2">е</text:span><text:span text:style-name="T1"> творец</text:span><text:span text:style-name="T2">ы</text:span><text:span text:style-name="T1">. Демиург</text:span><text:span text:style-name="T2">и</text:span><text:span text:style-name="T1">, так сказать. Которы</text:span><text:span text:style-name="T2">е</text:span><text:span text:style-name="T1"> созда</text:span><text:span text:style-name="T2">ют</text:span><text:span text:style-name="T1"> </text:span><text:span text:style-name="T2">и подденрживают их существование </text:span><text:span text:style-name="T1">силой </text:span><text:span text:style-name="T2">своего </text:span><text:span text:style-name="T1">воображения. Можешь называть это магией, <text:s/>кстати, поскольку эти </text:span><text:span text:style-name="T2">магшия и воображение </text:span><text:span text:style-name="T1"><text:s/>взаимосвязаны.</text:span></text:p>
      <text:p text:style-name="P10"><text:span text:style-name="T1">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text:span><text:span text:style-name="T2">реальных </text:span><text:span text:style-name="T1">и скопированы с изменением одного-двух незначительных аспектов. Такие миры стабильны и самодостаточны. К сожалению, к Эквусу это не относится.</text:span></text:p>
      <text:p text:style-name="P10"><text:span text:style-name="T1">На голограмме появилась солнечная система Эквуса. </text:span><text:span text:style-name="T2">Почему-то в центре системы был сам Эквус. Вокруг него вращались солнце и луна.</text:span></text:p>
      <text:p text:style-name="P13">Анакорн плюхнулся обратно в кресло и схватился за голову. Потом, немного успокоившись, продолжил.</text:p>
      <text:p text:style-name="P7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text:s/>заточенные под использование пятипалых рук? А как обьяснить кьютимарки, являющиеся одним из базовых столбов Эквестрии? А ведь все эти <text:span text:style-name="T35">дыры реальности</text:span> присутствуют в Эквусе с рождения. И избавиться от них Эквус не может, так как внешняя поддержка их усиливает и укрепляет. <text:span text:style-name="T30">А</text:span> как только внешняя поддержка достаточно иссякнет, он развалится <text:span text:style-name="T35">из-за них же</text:span>. <text:span text:style-name="T35">П</text:span>опросту не выдержит встречи с жёсткой реальностью. <text:span text:style-name="T30">Такой вот замкнутый круг получается.</text:span></text:p>
      <text:p text:style-name="P11"><text:span text:style-name="T1">И если бы только это! </text:span><text:span text:style-name="T2">Ещё</text:span><text:span text:style-name="T1">, понимаешь, </text:span><text:span text:style-name="T2">существует </text:span><text:span text:style-name="T1">куч</text:span><text:span text:style-name="T2">а</text:span><text:span text:style-name="T1"> </text:span><text:span text:style-name="T6">противоречивых</text:span><text:span text:style-name="T1"> </text:span><text:span text:style-name="T2">версий Эквестрии</text:span><text:span text:style-name="T1">, </text:span><text:span text:style-name="T2">которые конфликтуют между собой при попытке слиться в одну</text:span><text:span text:style-name="T1">. А такому хрупкому и неустойчивому миру </text:span><text:span text:style-name="T2">подобное «раздвоение» личности</text:span><text:span text:style-name="T1"> отнюдь не на пользу. Если бы он уже устоялся и сбалансировался — </text:span><text:span text:style-name="T2">сильная версия </text:span><text:span text:style-name="T5">со временем </text:span><text:span text:style-name="T2">просто подавила бы более слабые</text:span><text:span text:style-name="T1">. А так от каждой такой «истории» Эквус сотрясается как от кашля. На астральном уровне, конечно. На материальном — </text:span><text:soft-page-break/><text:span text:style-name="T1">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16">привязать к реальным событиям, описанным выше</text:span><text:span text:style-name="T9">&gt;</text:span><text:span text:style-name="T1">. А из таких посёлков Эквестрия состоит на 80% </text:span><text:span text:style-name="T7">&lt;</text:span><text:span text:style-name="T15">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3">Анакорн постучал по столику указкой. Солнечная система увеличилась, оставив в поле зрения только шар Эквуса.</text:p>
      <text:p text:style-name="P10"><text:span text:style-name="T1">– Самое плохое — Эквус лиш</text:span><text:span text:style-name="T3">ается</text:span><text:span text:style-name="T1"> внешней подпитки </text:span><text:span text:style-name="T3">энергией</text:span><text:span text:style-name="T1">. Это при том, что он ещё слаб и неполон. Знаешь, каким бы криво сделанным ни был мир, пока у него существуют </text:span><text:span text:style-name="T3">подпитка</text:span><text:span text:style-name="T1">, он будет существовать. Существовать и развиваться. И при достаточной поддержке, может даже выйти на самодостаточность. Но если пуповина поддержки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span></text:p>
      <text:p text:style-name="P13">Не знаю, что случилось, но в последнее время поддержка совсем ослабла.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text:p>
      <text:p text:style-name="P1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1">старом аналоговом телевизоре.</text:span></text:p>
      <text:p text:style-name="P77">Ко мне наконец-то пришло понимание ситуации. И одновременно начал вырисовываться план.</text:p>
      <text:p text:style-name="P78">– А чего это ты говоришь о «внешней» подпитке в отношении Эквуса? Ты же его демиург? Ну так и питай его своей силой. Пока он не окрепнет.</text:p>
      <text:p text:style-name="P14">Анакорн смутился.</text:p>
      <text:p text:style-name="P14">– Увы, нет. Было бы намного проще, если бы да. <text:span text:style-name="T29">Но увы. </text:span>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4">(<text:span text:style-name="T13">Ученик поднял копыто, желая ответить на вопрос, когда Старсвирл громко икнул и уставился в огонь. Так было каждый раз перед тем, как Старсвирл произносил очередную мудрость, и ученик приготовил перо и бумагу.</text:span></text:p>
      <text:p text:style-name="P14"><text:span text:style-name="T13">– Сам ты раздолбай! – произнёс, наконец, Старсвирл</text:span>)</text:p>
      <text:p text:style-name="P14">… И создали вы его достаточно топорно — видишь, он трещит по швам.</text:p>
      <text:p text:style-name="P15">– Хмм. То есть, это брони создали Эквус силой своей фантазии?</text:p>
      <text:p text:style-name="P15">– Ну да. <text:span text:style-name="T29">Несколько упрощённо, конечно, но, в принципе, так.</text:span></text:p>
      <text:p text:style-name="P15">Я вспомнил события последнего год<text:span text:style-name="T29">а</text:span> <text:span text:style-name="T7">&lt;</text:span>упомянуть в эпизоде на Терре, что МЛП-сериал закрылся год назад<text:span text:style-name="T7">&gt;</text:span></text:p>
      <text:p text:style-name="P15">– Тогда понятно, почему Эквус загибается. Сериал прикрыли год назад. Перестал собирать кассу.</text:p>
      <text:p text:style-name="P18">Анакорн с такой силой сжал карандаш, что он хрустнул.</text:p>
      <text:p text:style-name="P72">– Жопа. Получается, Эквус так и не станет на ноги. Я один не справлюсь. <text:span text:style-name="T30">Очень жаль. Я много сил потратил на его поддержку и развитие. Да и привязался нехило так.</text:span></text:p>
      <text:p text:style-name="P73"><text:span text:style-name="T30">А</text:span>накорн замолк, горестно прикрыв лицо в ладонью. <text:span text:style-name="T31">Тишина прерывалась только потрескиванием модели Эквуса при появлении особо сильных помех.</text:span> <text:s/><text:span text:style-name="T31">Очертания комнаты начали расплываться в темноте, когда Анакорн, наконец, заговорил.</text:span></text:p>
      <text:p text:style-name="P72"><text:soft-page-break/><text:span text:style-name="T31">– </text:span>Мне нужна помощь. Твоя помощь. Видишь, Эквус руками сестричек и <text:span text:style-name="T31">старого пройдохи Дискорда</text:span> выбрал тебя. Значит, знает о тебе что-то такое, чем ты можешь помочь ему <text:span text:style-name="T31">реализоваться</text:span>. Помоги <text:span text:style-name="T31">ему. Помоги мне</text:span>, и я в долгу не останусь.</text:p>
      <text:p text:style-name="P18">Я хотел было сказать что-то насмешливое <text:span text:style-name="T31">о своих способностях</text:span>, но внезапно у меня перехватило дыхание. <text:span text:style-name="T31">Я подумал об одной возможности, ради которой можно согласиться на всё. Почти на всё...</text:span></text:p>
      <text:p text:style-name="P24"><text:span text:style-name="T22">– </text:span><text:span text:style-name="T21">Верни Рэйнбоу!!!</text:span></text:p>
      <text:p text:style-name="P79">Обломки карандаша выпали из кулака Анакорна на столик.</text:p>
      <text:p text:style-name="P24"><text:span text:style-name="T22">– </text:span><text:span text:style-name="T21">Э-э-э… м-м-м… </text:span><text:span text:style-name="T22">ну-у-у...</text:span><text:span text:style-name="T21"> Нельзя сказать, что это совсем невыполнимо… Но, прямо скажу, задачка не для студента!</text:span></text:p>
      <text:p text:style-name="P24"><text:span text:style-name="T22">– </text:span><text:span text:style-name="T21">А ты студент?</text:span></text:p>
      <text:p text:style-name="P24"><text:span text:style-name="T22">– </text:span><text:span text:style-name="T21">На этот вопрос я предпочту не отвечать, если позволишь. </text:span><text:span text:style-name="T22">– </text:span><text:span text:style-name="T21">Его хмурый взгляд исподлобья давал понять, что спрашивал разрешения Анакорн у меня исключительно из вежливости.</text:span></text:p>
      <text:p text:style-name="P16"><text:span text:style-name="T23">– </text:span><text:span text:style-name="T21">Во-первых, </text:span><text:span text:style-name="T23">– </text:span><text:span text:style-name="T21">принялся загибать пальцы Анакорн, </text:span><text:span text:style-name="T25">— </text:span><text:span text:style-name="T21">она может быть уже далеко. Слишком далеко, в другой вакуоли </text:span><text:span text:style-name="T25">альтернатив</text:span><text:span text:style-name="T21">. Там даже я её не найду. Конечно, эквестрийские </text:span><text:span text:style-name="T24">монады</text:span><text:span text:style-name="T21"> редко уходят от родного эгрегора, но встречаются и непоседливые. Встречаются и случайные странники из других альтернатив. Я тебе общий случай описываю.</text:span></text:p>
      <text:p text:style-name="P16"><text:span text:style-name="T2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span></text:p>
      <text:p text:style-name="P16"><text:span text:style-name="T21">В-третьих, пусть даже имеем идеальный случай: я нашёл её и она всё ещё в тонкой форме. Но, </text:span><text:span text:style-name="T23">братан,</text:span><text:span text:style-name="T21"> и тут может быть крутой облом! Она может отказаться возвращаться в тело Рэйнбоу Дэш!</text:span></text:p>
      <text:p text:style-name="P17"><text:span text:style-name="T21">Видишь ли, материальная жизнь </text:span><text:span text:style-name="T23">— </text:span><text:span text:style-name="T21">всего лишь эпизод на пути </text:span><text:span text:style-name="T24">монады</text:span><text:span text:style-name="T21">, а её </text:span><text:span text:style-name="T25">внутренний мир</text:span><text:span text:style-name="T21"> неизмеримо богаче и шире того крохотного кусочка, который </text:span><text:span text:style-name="T25">осознаёт себя</text:span><text:span text:style-name="T21">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text:span><text:span text:style-name="T24">—</text:span><text:span text:style-name="T21"> Анакорн развёл руками.</text:span></text:p>
      <text:p text:style-name="P74"><text:span text:style-name="T24">– </text:span><text:span text:style-name="T21">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text:span><text:span text:style-name="T24">монаду</text:span><text:span text:style-name="T21">. Но, </text:span><text:span text:style-name="T25">–</text:span><text:span text:style-name="T24"> </text:span><text:span text:style-name="T21">Анакорн скривился, </text:span><text:span text:style-name="T25">–</text:span><text:span text:style-name="T24"> </text:span><text:span text:style-name="T21">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text:span></text:p>
      <text:p text:style-name="P17"><text:span text:style-name="T24">– </text:span><text:span text:style-name="T21">Нет. Плата остаётся неизменной. </text:span><text:span text:style-name="T26">Тут мы квиты. </text:span><text:span text:style-name="T27">У меня</text:span><text:span text:style-name="T26"> тоже мало шансов помочь тебе — я не имею ни малейшего понятия, как это сделать.</text:span></text:p>
      <text:p text:style-name="P76"><text:span text:style-name="T21">Ставшие почти прозрачными стены комнаты снова обрели материальность. Анакорн протянул мне руку через столик.</text:span></text:p>
      <text:p text:style-name="P81">– По рукам! – и улыбнулся после рукопожатия. – На самом деле помочь достаточно легко. <text:span text:style-name="T32">Ты, как представитель брони, можешь корректировать на все описанные мною недочёты на уровне модератора. Вплоть до их устранения. А с мелочами я и сам справлюсь.</text:span></text:p>
      <text:p text:style-name="P82">– <text:span text:style-name="T33">Та ладно, какой из меня брони? Ну, посмотрел пару сезонов, <text:s/>ну, понравились. Но я никогда не принимал их всерьёз. Ты не к тому обратился. Да и как их корректировать, эти недочёты?</text:span> <text:span text:style-name="T34">Сказать: «По щучьему велению, по моему хотению...»?</text:span></text:p>
      <text:p text:style-name="P83"><text:span text:style-name="T34">– </text:span>Почти. <text:span text:style-name="T35">Тебе нужно просто найти нормальное реалистичное объяснение тем дырам реальности.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text:span><text:soft-page-break/><text:span text:style-name="T35">крупными у меня не получается. С ними вообще ничего нельзя придумать...</text:span></text:p>
      <text:p text:style-name="P84">Я задумался.</text:p>
      <text:p text:style-name="P25"><text:span text:style-name="T28">– </text:span>Нет, ну почему <text:span text:style-name="T28">же</text:span>?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text:span text:style-name="T28">Повернуть сам Эквус на пару десятков градусов туда-сюда всяко легче, чем светило по небосводу гонять.</text:span> А заточку уклада <text:span text:style-name="T28">пони </text:span>под человеческие руки можно объяснить тем, что <text:span text:style-name="T28">пегасы могут использовать крылья, как слабые руки. Да и </text:span>магия единорогов — неполноценный но всё же эквивалент человеческой руки. <text:span text:style-name="T28">А у земнопони хватает орудий, которые рассчитаны именно на копыта, а не на руки. </text:span><text:s/>По-моему, всё сходится.</text:p>
      <text:p text:style-name="P25">Анакорн почесал в затылке.</text:p>
      <text:p text:style-name="P26">– А кьютимарки? Как, <text:span text:style-name="T7">чёрт</text:span> меня побери, объяснить кьютимарки?</text:p>
      <text:p text:style-name="P26">– А кьютимарки ты сам <text:span text:style-name="T35">даришь</text:span> пони, когда определяешь их жизненное предназначение.</text:p>
      <text:p text:style-name="P2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0">Я пожал плечами.</text:p>
      <text:p text:style-name="P80">– А по-другому я не могу объяснить их появление. К сожалению.</text:p>
      <text:p text:style-name="P33">Анакорн долго смотрел вглубь мерцающей проекции планеты, что-то проговаривая про себя. Затем он кивнул головой и повернулся ко мне.</text:p>
      <text:p text:style-name="P33">– Хорошо. Уболтал. Кьютимарки беру на себя. <text:span text:style-name="T36">Так и знал, что мне самое трудное достанется!</text:span></text:p>
      <text:p text:style-name="P91">Анакорн подобрал со столешницы обломки карандаша, срастил их и <text:span text:style-name="T37">начал вращать его вокруг большого пальца, </text:span>то и дело роняя на стол. Я подивился тому, что, несмотря на своё могущество, демиург не может справиться с такой простенькой задачей.</text:p>
      <text:p text:style-name="P91">Анакорн проследил мой взгляд.</text:p>
      <text:p text:style-name="P91">– Нечего так смотреть. Если я стану применять <text:span text:style-name="T37">магию</text:span> <text:span text:style-name="T38">вместо ловкости</text:span>, теряется весь смысл игры... <text:span text:style-name="T37">О, глянь-ка на Эквус!</text:span></text:p>
      <text:p text:style-name="P92">И впрямь, было на что посмотреть. У<text:span text:style-name="T36">ровень помех </text:span>на <text:span text:style-name="T36">модели Эквуса значительно снизился и сама она стала светиться ровным голубоватым светом.</text:span></text:p>
      <text:p text:style-name="P92"><text:span text:style-name="T36">– </text:span>Видишь, как ему полегчало! И это мы только с самыми простыми бытовыми проблемами разобрались. Теперь надо что-то сделать с несовместимыми вариантами.</text:p>
      <text:p text:style-name="P92">Я опять задумался. </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25"/>
      <text:p text:style-name="P13">– Эквусу позарез нужна помощь, понимаешь? И он надеется получить эту помощь от тебя. Видишь, он из кожи вон лезет, чтоб тебе понравиться. Тебе не приходилось заботиться о жилье и питании, ты нравишься кобылкам...</text:p>
      <text:p text:style-name="P13">– Гм! Я бы попросил тебя не касаться моих отношений с Рэйнбоу Дэш.<text:span text:style-name="T7">&lt;</text:span>Макс так говорит, как будто знает, что Дэш жива. Но на этот момент он этого ещё не знает<text:span text:style-name="T7">&gt;</text:span></text:p>
      <text:p text:style-name="P13">– Так ведь не только с Рэйнбоу! Ты разве не заметил, что тобой интересуются и остальные — при том, что ты не их вида. Уж поверь, на самом деле Эквестрия не состоит из извращенцев. Просто у Эквуса нет в наличии женщин твоего вида — вот он и пытался удовлетворить тебя хоть так. Поверь, ему очень нужна твоя помощь.</text:p>
      <text:p text:style-name="P13"/>
      <text:p text:style-name="P13"/>
      <text:p text:style-name="P13"/>
      <text:p text:style-name="P13"/>
      <text:p text:style-name="P13"/>
      <text:p text:style-name="P13">– Ты должен каким-то образом объединить разрозненные фантазии брони в один мощный поток с минимумом отклонений и нестыковок. Нестыковки убивают фэндом...</text:p>
      <text:p text:style-name="P13"/>
      <text:p text:style-name="P13"/>
      <text:p text:style-name="P23">Решение - написать книгу в поддержку с объяснением проблем. Затворить “дверь” из Эквестрии.</text:p>
      <text:p text:style-name="P13"/>
      <text:p text:style-name="P13"/>
      <text:p text:style-name="P20">Я с удивлением заметил, как мои руки и ноги начали куриться еле заметными клубами голубоватого тумана. Их заметил и Анакорн.</text:p>
      <text:p text:style-name="P20">– Пора закругляться. Ты начинаешь сгорать</text:p>
      <text:p text:style-name="P13"/>
      <text:p text:style-name="P13"/>
      <text:p text:style-name="P22"/>
      <text:p text:style-name="P1"/>
      <text:p text:style-name="P10"/>
      <text:p text:style-name="P10">...</text:p>
      <text:p text:style-name="P10"/>
      <text:p text:style-name="P10"/>
      <text:p text:style-name="P12">&lt;<text:span text:style-name="T15">Предварить разговором с Селестией и Дискордом — имено сейчас Дискорд расскажет, что он лишился накопленных сил во время превращения в дракона на Терре.</text:span>&gt;</text:p>
      <text:p text:style-name="P10">\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text:soft-page-break/>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10">////////////////////////////////////////////////////////////////////////////////////////////////////////////////////////////////////////////////////</text:p>
      <text:p text:style-name="P10"/>
      <text:p text:style-name="P21">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2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
      <text:p text:style-name="P10"/>
      <text:p text:style-name="P10">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10">.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text:soft-page-break/>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10"><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10">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10">ться.\n- Дискорд! Я, то есть! - Воскликнул Дискорд. - Нам нужно поторопиться.\nНо дни проходили, а поиски были безрезультатными. Идей ни у кого не было.</text:p>
      <text:p text:style-name="P10"><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10">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10">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10">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10">тками.\n...\nНа экране выскочило знакомое приглашение.\n- Привет, Нексус.\n- Привет.\n- Как самочувствие?\n- Плохо. Чувствую себя не в своей тарелке.\n-</text:p>
      <text:p text:style-name="P10"><text:s/>А где твоя тарелка?\n- В Эквестрии, Макс.\n- Ты???\n- Да, я. Селестия.\n\nТы могла бы и не околдовывать меня. Я и так сделал бы всё, от меня зависящее,</text:p>
      <text:p text:style-name="P10"><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10">твоём случае мне интереснее был процесс, а не результат. Я и так знала, что ты поможешь нам.\n\n- Как мне освободить тебя?\n- Просто выключи комп.\n(ухо</text:p>
      <text:p text:style-name="P10">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10">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10">. Сил Твайлайт и Луны не хватает. Я зависаю в пространстве между мирами - встречаю Анакорна.\nРазговор с Анакорном.\n\n\nЗемля\n\nЯ открыл глаза. Чёрт,</text:p>
      <text:p text:style-name="P10">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10">скиз РД.\nДа, и начну, наконец фантазию. А то всё собираюсь, да времени нет. \nИ назову её... скажем… “Последний Фанфик”...</text:p>
      <text:p text:style-name="P10"/>
      <text:p text:style-name="P1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10">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10">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text:soft-page-break/>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12">&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10"/>
      <text:p text:style-name="P12"/>
      <text:p text:style-name="P1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8-21T18:23:42.477000000</dc:date>
    <meta:editing-duration>P26DT19H51M13S</meta:editing-duration>
    <meta:editing-cycles>292</meta:editing-cycles>
    <meta:generator>LibreOffice/4.1.2.3$Windows_x86 LibreOffice_project/40b2d7fde7e8d2d7bc5a449dc65df4d08a7dd38</meta:generator>
    <meta:document-statistic meta:table-count="0" meta:image-count="0" meta:object-count="0" meta:page-count="76" meta:paragraph-count="871" meta:word-count="39903" meta:character-count="268377" meta:non-whitespace-character-count="228828"/>
  </office:meta>
</office:document-meta>
</file>